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Source Han Sans SC Regular" svg:font-family="'Source Han Sans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83mm"/>
    </style:style>
    <style:style style:name="co2" style:family="table-column">
      <style:table-column-properties fo:break-before="auto" style:column-width="32.79mm"/>
    </style:style>
    <style:style style:name="co3" style:family="table-column">
      <style:table-column-properties fo:break-before="auto" style:column-width="20.41mm"/>
    </style:style>
    <style:style style:name="co4" style:family="table-column">
      <style:table-column-properties fo:break-before="auto" style:column-width="17.78mm"/>
    </style:style>
    <style:style style:name="co5" style:family="table-column">
      <style:table-column-properties fo:break-before="auto" style:column-width="13.3mm"/>
    </style:style>
    <style:style style:name="co6" style:family="table-column">
      <style:table-column-properties fo:break-before="auto" style:column-width="31.73mm"/>
    </style:style>
    <style:style style:name="co7" style:family="table-column">
      <style:table-column-properties fo:break-before="auto" style:column-width="31.47mm"/>
    </style:style>
    <style:style style:name="co8" style:family="table-column">
      <style:table-column-properties fo:break-before="auto" style:column-width="33.58mm"/>
    </style:style>
    <style:style style:name="co9" style:family="table-column">
      <style:table-column-properties fo:break-before="auto" style:column-width="23.83mm"/>
    </style:style>
    <style:style style:name="co10" style:family="table-column">
      <style:table-column-properties fo:break-before="auto" style:column-width="139.93mm"/>
    </style:style>
    <style:style style:name="co11" style:family="table-column">
      <style:table-column-properties fo:break-before="auto" style:column-width="30.67mm"/>
    </style:style>
    <style:style style:name="co12" style:family="table-column">
      <style:table-column-properties fo:break-before="auto" style:column-width="16.72mm"/>
    </style:style>
    <style:style style:name="co13" style:family="table-column">
      <style:table-column-properties fo:break-before="auto" style:column-width="28.58mm"/>
    </style:style>
    <style:style style:name="co14" style:family="table-column">
      <style:table-column-properties fo:break-before="auto" style:column-width="22.26mm"/>
    </style:style>
    <style:style style:name="co15" style:family="table-column">
      <style:table-column-properties fo:break-before="auto" style:column-width="24.36mm"/>
    </style:style>
    <style:style style:name="co16" style:family="table-column">
      <style:table-column-properties fo:break-before="auto" style:column-width="26.48mm"/>
    </style:style>
    <style:style style:name="co17" style:family="table-column">
      <style:table-column-properties fo:break-before="auto" style:column-width="61.22mm"/>
    </style:style>
    <style:style style:name="co18" style:family="table-column">
      <style:table-column-properties fo:break-before="auto" style:column-width="68.86mm"/>
    </style:style>
    <style:style style:name="co19" style:family="table-column">
      <style:table-column-properties fo:break-before="auto" style:column-width="22.58mm"/>
    </style:style>
    <style:style style:name="co20" style:family="table-column">
      <style:table-column-properties fo:break-before="auto" style:column-width="29.9mm"/>
    </style:style>
    <style:style style:name="co21" style:family="table-column">
      <style:table-column-properties fo:break-before="auto" style:column-width="15.95mm"/>
    </style:style>
    <style:style style:name="co22" style:family="table-column">
      <style:table-column-properties fo:break-before="auto" style:column-width="33.32mm"/>
    </style:style>
    <style:style style:name="co23" style:family="table-column">
      <style:table-column-properties fo:break-before="auto" style:column-width="17.52mm"/>
    </style:style>
    <style:style style:name="co24" style:family="table-column">
      <style:table-column-properties fo:break-before="auto" style:column-width="24.89mm"/>
    </style:style>
    <style:style style:name="co25" style:family="table-column">
      <style:table-column-properties fo:break-before="auto" style:column-width="7.78mm"/>
    </style:style>
    <style:style style:name="co26" style:family="table-column">
      <style:table-column-properties fo:break-before="auto" style:column-width="8.84mm"/>
    </style:style>
    <style:style style:name="co27" style:family="table-column">
      <style:table-column-properties fo:break-before="auto" style:column-width="21.47mm"/>
    </style:style>
    <style:style style:name="co28" style:family="table-column">
      <style:table-column-properties fo:break-before="auto" style:column-width="18.57mm"/>
    </style:style>
    <style:style style:name="co29" style:family="table-column">
      <style:table-column-properties fo:break-before="auto" style:column-width="28.05mm"/>
    </style:style>
    <style:style style:name="co30" style:family="table-column">
      <style:table-column-properties fo:break-before="auto" style:column-width="31.2mm"/>
    </style:style>
    <style:style style:name="co31" style:family="table-column">
      <style:table-column-properties fo:break-before="auto" style:column-width="20.14mm"/>
    </style:style>
    <style:style style:name="co32" style:family="table-column">
      <style:table-column-properties fo:break-before="auto" style:column-width="171.01mm"/>
    </style:style>
    <style:style style:name="co33" style:family="table-column">
      <style:table-column-properties fo:break-before="auto" style:column-width="40.43mm"/>
    </style:style>
    <style:style style:name="co34" style:family="table-column">
      <style:table-column-properties fo:break-before="auto" style:column-width="45.42mm"/>
    </style:style>
    <style:style style:name="co35" style:family="table-column">
      <style:table-column-properties fo:break-before="auto" style:column-width="119.4mm"/>
    </style:style>
    <style:style style:name="co36" style:family="table-column">
      <style:table-column-properties fo:break-before="auto" style:column-width="173.64mm"/>
    </style:style>
    <style:style style:name="co37" style:family="table-column">
      <style:table-column-properties fo:break-before="auto" style:column-width="15.42mm"/>
    </style:style>
    <style:style style:name="co38" style:family="table-column">
      <style:table-column-properties fo:break-before="auto" style:column-width="11.73mm"/>
    </style:style>
    <style:style style:name="co39" style:family="table-column">
      <style:table-column-properties fo:break-before="auto" style:column-width="9.08mm"/>
    </style:style>
    <style:style style:name="co40" style:family="table-column">
      <style:table-column-properties fo:break-before="auto" style:column-width="13.04mm"/>
    </style:style>
    <style:style style:name="co41" style:family="table-column">
      <style:table-column-properties fo:break-before="auto" style:column-width="13.83mm"/>
    </style:style>
    <style:style style:name="co42" style:family="table-column">
      <style:table-column-properties fo:break-before="auto" style:column-width="14.36mm"/>
    </style:style>
    <style:style style:name="co43" style:family="table-column">
      <style:table-column-properties fo:break-before="auto" style:column-width="14.62mm"/>
    </style:style>
    <style:style style:name="co44" style:family="table-column">
      <style:table-column-properties fo:break-before="auto" style:column-width="45.68mm"/>
    </style:style>
    <style:style style:name="co45" style:family="table-column">
      <style:table-column-properties fo:break-before="auto" style:column-width="50.69mm"/>
    </style:style>
    <style:style style:name="co46" style:family="table-column">
      <style:table-column-properties fo:break-before="auto" style:column-width="75.18mm"/>
    </style:style>
    <style:style style:name="co47" style:family="table-column">
      <style:table-column-properties fo:break-before="auto" style:column-width="342.12mm"/>
    </style:style>
    <style:style style:name="co48" style:family="table-column">
      <style:table-column-properties fo:break-before="auto" style:column-width="107.3mm"/>
    </style:style>
    <style:style style:name="co49" style:family="table-column">
      <style:table-column-properties fo:break-before="auto" style:column-width="128.89mm"/>
    </style:style>
    <style:style style:name="co50" style:family="table-column">
      <style:table-column-properties fo:break-before="auto" style:column-width="15.6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s_pS_up_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8" table:default-cell-style-name="Default"/>
        <table:table-column table:style-name="co6" table:number-columns-repeated="2" table:default-cell-style-name="Default"/>
        <table:table-column table:style-name="co8" table:default-cell-style-name="Default"/>
        <table:table-column table:style-name="co6" table:number-columns-repeated="2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8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TranscriptID</text:p>
          </table:table-cell>
          <table:table-cell office:value-type="string" calcext:value-type="string">
            <text:p>Scaffold</text:p>
          </table:table-cell>
          <table:table-cell office:value-type="string" calcext:value-type="string">
            <text:p>Begin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Strand</text:p>
          </table:table-cell>
          <table:table-cell office:value-type="string" calcext:value-type="string">
            <text:p>LPLS1</text:p>
          </table:table-cell>
          <table:table-cell office:value-type="string" calcext:value-type="string">
            <text:p>LPLS2</text:p>
          </table:table-cell>
          <table:table-cell office:value-type="string" calcext:value-type="string">
            <text:p>LPLS3</text:p>
          </table:table-cell>
          <table:table-cell office:value-type="string" calcext:value-type="string">
            <text:p>HPLS1</text:p>
          </table:table-cell>
          <table:table-cell office:value-type="string" calcext:value-type="string">
            <text:p>HPLS2</text:p>
          </table:table-cell>
          <table:table-cell office:value-type="string" calcext:value-type="string">
            <text:p>HPLS3</text:p>
          </table:table-cell>
          <table:table-cell office:value-type="string" calcext:value-type="string">
            <text:p>LPHS1</text:p>
          </table:table-cell>
          <table:table-cell office:value-type="string" calcext:value-type="string">
            <text:p>LPHS2</text:p>
          </table:table-cell>
          <table:table-cell office:value-type="string" calcext:value-type="string">
            <text:p>LPHS3</text:p>
          </table:table-cell>
          <table:table-cell office:value-type="string" calcext:value-type="string">
            <text:p>HPHS1</text:p>
          </table:table-cell>
          <table:table-cell office:value-type="string" calcext:value-type="string">
            <text:p>HPHS2</text:p>
          </table:table-cell>
          <table:table-cell office:value-type="string" calcext:value-type="string">
            <text:p>HPHS3</text:p>
          </table:table-cell>
          <table:table-cell office:value-type="string" calcext:value-type="string">
            <text:p>Ath.loci</text:p>
          </table:table-cell>
          <table:table-cell office:value-type="string" calcext:value-type="string">
            <text:p>GO.slims</text:p>
          </table:table-cell>
          <table:table-cell office:value-type="string" calcext:value-type="string">
            <text:p>Caitlin.s.notes</text:p>
          </table:table-cell>
          <table:table-cell office:value-type="string" calcext:value-type="string">
            <text:p>Ath.gene.symbols</text:p>
          </table:table-cell>
          <table:table-cell office:value-type="string" calcext:value-type="string">
            <text:p>Ath.desc</text:p>
          </table:table-cell>
          <table:table-cell office:value-type="string" calcext:value-type="string">
            <text:p>KEGG.pathways</text:p>
          </table:table-cell>
          <table:table-cell office:value-type="string" calcext:value-type="string">
            <text:p>A..lyrata.IDs</text:p>
          </table:table-cell>
          <table:table-cell office:value-type="string" calcext:value-type="string">
            <text:p>A..lyrata.desc</text:p>
          </table:table-cell>
          <table:table-cell office:value-type="string" calcext:value-type="string">
            <text:p>T..parvula.IDs</text:p>
          </table:table-cell>
          <table:table-cell office:value-type="string" calcext:value-type="string">
            <text:p>T..parvula.desc</text:p>
          </table:table-cell>
          <table:table-cell office:value-type="string" calcext:value-type="string">
            <text:p>RefSeq.Plants.IDs</text:p>
          </table:table-cell>
          <table:table-cell office:value-type="string" calcext:value-type="string">
            <text:p>RefSeq.Plants.desc</text:p>
          </table:table-cell>
          <table:table-cell/>
        </table:table-row>
        <table:table-row table:style-name="ro1">
          <table:table-cell office:value-type="string" calcext:value-type="string">
            <text:p>DROUGHT.10254</text:p>
          </table:table-cell>
          <table:table-cell office:value-type="string" calcext:value-type="string">
            <text:p>DROUGHT.10254.1</text:p>
          </table:table-cell>
          <table:table-cell office:value-type="string" calcext:value-type="string">
            <text:p>scaffold_16</text:p>
          </table:table-cell>
          <table:table-cell office:value-type="float" office:value="5920238" calcext:value-type="float">
            <text:p>5920238</text:p>
          </table:table-cell>
          <table:table-cell office:value-type="float" office:value="5920831" calcext:value-type="float">
            <text:p>5920831</text:p>
          </table:table-cell>
          <table:table-cell office:value-type="string" calcext:value-type="string">
            <text:p>-</text:p>
          </table:table-cell>
          <table:table-cell office:value-type="float" office:value="162.034029204777" calcext:value-type="float">
            <text:p>162.034029204777</text:p>
          </table:table-cell>
          <table:table-cell office:value-type="float" office:value="34.1251183848608" calcext:value-type="float">
            <text:p>34.1251183848608</text:p>
          </table:table-cell>
          <table:table-cell office:value-type="float" office:value="85.4634906187595" calcext:value-type="float">
            <text:p>85.4634906187595</text:p>
          </table:table-cell>
          <table:table-cell office:value-type="float" office:value="41.9644485069364" calcext:value-type="float">
            <text:p>41.9644485069364</text:p>
          </table:table-cell>
          <table:table-cell office:value-type="float" office:value="21.1198935116066" calcext:value-type="float">
            <text:p>21.1198935116066</text:p>
          </table:table-cell>
          <table:table-cell office:value-type="float" office:value="51.758322757785" calcext:value-type="float">
            <text:p>51.758322757785</text:p>
          </table:table-cell>
          <table:table-cell office:value-type="float" office:value="47.5705078466591" calcext:value-type="float">
            <text:p>47.5705078466591</text:p>
          </table:table-cell>
          <table:table-cell office:value-type="float" office:value="26.072589123227" calcext:value-type="float">
            <text:p>26.072589123227</text:p>
          </table:table-cell>
          <table:table-cell office:value-type="float" office:value="30.621327834971" calcext:value-type="float">
            <text:p>30.621327834971</text:p>
          </table:table-cell>
          <table:table-cell office:value-type="float" office:value="18.8127181092334" calcext:value-type="float">
            <text:p>18.8127181092334</text:p>
          </table:table-cell>
          <table:table-cell office:value-type="float" office:value="53.0934925740318" calcext:value-type="float">
            <text:p>53.0934925740318</text:p>
          </table:table-cell>
          <table:table-cell office:value-type="float" office:value="35.328999859849" calcext:value-type="float">
            <text:p>35.328999859849</text:p>
          </table:table-cell>
          <table:table-cell table:number-columns-repeated="2" office:value-type="string" calcext:value-type="string">
            <text:p>NA</text:p>
          </table:table-cell>
          <table:table-cell/>
          <table:table-cell table:number-columns-repeated="9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DROUGHT.2318</text:p>
          </table:table-cell>
          <table:table-cell office:value-type="string" calcext:value-type="string">
            <text:p>DROUGHT.2318.1</text:p>
          </table:table-cell>
          <table:table-cell office:value-type="string" calcext:value-type="string">
            <text:p>scaffold_1</text:p>
          </table:table-cell>
          <table:table-cell office:value-type="float" office:value="10991825" calcext:value-type="float">
            <text:p>10991825</text:p>
          </table:table-cell>
          <table:table-cell office:value-type="float" office:value="10992958" calcext:value-type="float">
            <text:p>10992958</text:p>
          </table:table-cell>
          <table:table-cell office:value-type="string" calcext:value-type="string">
            <text:p>+</text:p>
          </table:table-cell>
          <table:table-cell office:value-type="float" office:value="6.08170618999163" calcext:value-type="float">
            <text:p>6.08170618999163</text:p>
          </table:table-cell>
          <table:table-cell office:value-type="float" office:value="1.60239686328912" calcext:value-type="float">
            <text:p>1.60239686328912</text:p>
          </table:table-cell>
          <table:table-cell office:value-type="float" office:value="2.29212426946865" calcext:value-type="float">
            <text:p>2.29212426946865</text:p>
          </table:table-cell>
          <table:table-cell office:value-type="float" office:value="11.2261581993078" calcext:value-type="float">
            <text:p>11.2261581993078</text:p>
          </table:table-cell>
          <table:table-cell office:value-type="float" office:value="0.339275397776813" calcext:value-type="float">
            <text:p>0.339275397776813</text:p>
          </table:table-cell>
          <table:table-cell office:value-type="float" office:value="2.18224279735526" calcext:value-type="float">
            <text:p>2.18224279735526</text:p>
          </table:table-cell>
          <table:table-cell office:value-type="float" office:value="1.10176925530409" calcext:value-type="float">
            <text:p>1.10176925530409</text:p>
          </table:table-cell>
          <table:table-cell office:value-type="float" office:value="0.071627992096778" calcext:value-type="float">
            <text:p>0.071627992096778</text:p>
          </table:table-cell>
          <table:table-cell office:value-type="float" office:value="0.06392761552186" calcext:value-type="float">
            <text:p>0.06392761552186</text:p>
          </table:table-cell>
          <table:table-cell office:value-type="float" office:value="1.15875437629336" calcext:value-type="float">
            <text:p>1.15875437629336</text:p>
          </table:table-cell>
          <table:table-cell office:value-type="float" office:value="0.623895329894616" calcext:value-type="float">
            <text:p>0.623895329894616</text:p>
          </table:table-cell>
          <table:table-cell office:value-type="float" office:value="6.39816532894904" calcext:value-type="float">
            <text:p>6.39816532894904</text:p>
          </table:table-cell>
          <table:table-cell table:number-columns-repeated="2" office:value-type="string" calcext:value-type="string">
            <text:p>NA</text:p>
          </table:table-cell>
          <table:table-cell/>
          <table:table-cell table:number-columns-repeated="9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DROUGHT.24349</text:p>
          </table:table-cell>
          <table:table-cell office:value-type="string" calcext:value-type="string">
            <text:p>DROUGHT.24349.1</text:p>
          </table:table-cell>
          <table:table-cell office:value-type="string" calcext:value-type="string">
            <text:p>scaffold_8</text:p>
          </table:table-cell>
          <table:table-cell office:value-type="float" office:value="9417683" calcext:value-type="float">
            <text:p>9417683</text:p>
          </table:table-cell>
          <table:table-cell office:value-type="float" office:value="9418201" calcext:value-type="float">
            <text:p>9418201</text:p>
          </table:table-cell>
          <table:table-cell office:value-type="string" calcext:value-type="string">
            <text:p>-</text:p>
          </table:table-cell>
          <table:table-cell office:value-type="float" office:value="111.208341759847" calcext:value-type="float">
            <text:p>111.208341759847</text:p>
          </table:table-cell>
          <table:table-cell office:value-type="float" office:value="39.7038333903859" calcext:value-type="float">
            <text:p>39.7038333903859</text:p>
          </table:table-cell>
          <table:table-cell office:value-type="float" office:value="78.0959483240389" calcext:value-type="float">
            <text:p>78.0959483240389</text:p>
          </table:table-cell>
          <table:table-cell office:value-type="float" office:value="33.4111851169876" calcext:value-type="float">
            <text:p>33.4111851169876</text:p>
          </table:table-cell>
          <table:table-cell office:value-type="float" office:value="14.9281175021798" calcext:value-type="float">
            <text:p>14.9281175021798</text:p>
          </table:table-cell>
          <table:table-cell office:value-type="float" office:value="54.891799595013" calcext:value-type="float">
            <text:p>54.891799595013</text:p>
          </table:table-cell>
          <table:table-cell office:value-type="float" office:value="27.7386612511854" calcext:value-type="float">
            <text:p>27.7386612511854</text:p>
          </table:table-cell>
          <table:table-cell office:value-type="float" office:value="30.9432925858079" calcext:value-type="float">
            <text:p>30.9432925858079</text:p>
          </table:table-cell>
          <table:table-cell office:value-type="float" office:value="27.7445851364873" calcext:value-type="float">
            <text:p>27.7445851364873</text:p>
          </table:table-cell>
          <table:table-cell office:value-type="float" office:value="12.8144601613619" calcext:value-type="float">
            <text:p>12.8144601613619</text:p>
          </table:table-cell>
          <table:table-cell office:value-type="float" office:value="44.2965684225178" calcext:value-type="float">
            <text:p>44.2965684225178</text:p>
          </table:table-cell>
          <table:table-cell office:value-type="float" office:value="38.1108108724356" calcext:value-type="float">
            <text:p>38.1108108724356</text:p>
          </table:table-cell>
          <table:table-cell table:number-columns-repeated="2" office:value-type="string" calcext:value-type="string">
            <text:p>NA</text:p>
          </table:table-cell>
          <table:table-cell/>
          <table:table-cell table:number-columns-repeated="9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DROUGHT.5022</text:p>
          </table:table-cell>
          <table:table-cell office:value-type="string" calcext:value-type="string">
            <text:p>DROUGHT.5022.1</text:p>
          </table:table-cell>
          <table:table-cell office:value-type="string" calcext:value-type="string">
            <text:p>scaffold_11</text:p>
          </table:table-cell>
          <table:table-cell office:value-type="float" office:value="4751709" calcext:value-type="float">
            <text:p>4751709</text:p>
          </table:table-cell>
          <table:table-cell office:value-type="float" office:value="4754980" calcext:value-type="float">
            <text:p>4754980</text:p>
          </table:table-cell>
          <table:table-cell office:value-type="string" calcext:value-type="string">
            <text:p>-</text:p>
          </table:table-cell>
          <table:table-cell office:value-type="float" office:value="28.6709006099605" calcext:value-type="float">
            <text:p>28.6709006099605</text:p>
          </table:table-cell>
          <table:table-cell office:value-type="float" office:value="17.0328851764436" calcext:value-type="float">
            <text:p>17.0328851764436</text:p>
          </table:table-cell>
          <table:table-cell office:value-type="float" office:value="17.2727936020673" calcext:value-type="float">
            <text:p>17.2727936020673</text:p>
          </table:table-cell>
          <table:table-cell office:value-type="float" office:value="11.6716406675343" calcext:value-type="float">
            <text:p>11.6716406675343</text:p>
          </table:table-cell>
          <table:table-cell office:value-type="float" office:value="9.92380538497177" calcext:value-type="float">
            <text:p>9.92380538497177</text:p>
          </table:table-cell>
          <table:table-cell office:value-type="float" office:value="15.7792940731842" calcext:value-type="float">
            <text:p>15.7792940731842</text:p>
          </table:table-cell>
          <table:table-cell office:value-type="float" office:value="12.1842717645394" calcext:value-type="float">
            <text:p>12.1842717645394</text:p>
          </table:table-cell>
          <table:table-cell office:value-type="float" office:value="8.88187102000041" calcext:value-type="float">
            <text:p>8.88187102000041</text:p>
          </table:table-cell>
          <table:table-cell office:value-type="float" office:value="5.75348539696741" calcext:value-type="float">
            <text:p>5.75348539696741</text:p>
          </table:table-cell>
          <table:table-cell office:value-type="float" office:value="6.13458199214133" calcext:value-type="float">
            <text:p>6.13458199214133</text:p>
          </table:table-cell>
          <table:table-cell office:value-type="float" office:value="12.6650751968607" calcext:value-type="float">
            <text:p>12.6650751968607</text:p>
          </table:table-cell>
          <table:table-cell office:value-type="float" office:value="7.88179786899519" calcext:value-type="float">
            <text:p>7.88179786899519</text:p>
          </table:table-cell>
          <table:table-cell table:number-columns-repeated="2" office:value-type="string" calcext:value-type="string">
            <text:p>NA</text:p>
          </table:table-cell>
          <table:table-cell/>
          <table:table-cell table:number-columns-repeated="9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Thhalv10022948m.g</text:p>
          </table:table-cell>
          <table:table-cell office:value-type="string" calcext:value-type="string">
            <text:p>PAC:20202382</text:p>
          </table:table-cell>
          <table:table-cell office:value-type="string" calcext:value-type="string">
            <text:p>scaffold_11</text:p>
          </table:table-cell>
          <table:table-cell office:value-type="float" office:value="4359485" calcext:value-type="float">
            <text:p>4359485</text:p>
          </table:table-cell>
          <table:table-cell office:value-type="float" office:value="4361004" calcext:value-type="float">
            <text:p>4361004</text:p>
          </table:table-cell>
          <table:table-cell office:value-type="string" calcext:value-type="string">
            <text:p>-</text:p>
          </table:table-cell>
          <table:table-cell office:value-type="float" office:value="140.313649954807" calcext:value-type="float">
            <text:p>140.313649954807</text:p>
          </table:table-cell>
          <table:table-cell office:value-type="float" office:value="424.635168771615" calcext:value-type="float">
            <text:p>424.635168771615</text:p>
          </table:table-cell>
          <table:table-cell office:value-type="float" office:value="238.790231930001" calcext:value-type="float">
            <text:p>238.790231930001</text:p>
          </table:table-cell>
          <table:table-cell office:value-type="float" office:value="164.204837788288" calcext:value-type="float">
            <text:p>164.204837788288</text:p>
          </table:table-cell>
          <table:table-cell office:value-type="float" office:value="226.890422263244" calcext:value-type="float">
            <text:p>226.890422263244</text:p>
          </table:table-cell>
          <table:table-cell office:value-type="float" office:value="227.568755303688" calcext:value-type="float">
            <text:p>227.568755303688</text:p>
          </table:table-cell>
          <table:table-cell office:value-type="float" office:value="85.2250923955813" calcext:value-type="float">
            <text:p>85.2250923955813</text:p>
          </table:table-cell>
          <table:table-cell office:value-type="float" office:value="118.329442943876" calcext:value-type="float">
            <text:p>118.329442943876</text:p>
          </table:table-cell>
          <table:table-cell office:value-type="float" office:value="141.024319841223" calcext:value-type="float">
            <text:p>141.024319841223</text:p>
          </table:table-cell>
          <table:table-cell office:value-type="float" office:value="64.1404628289444" calcext:value-type="float">
            <text:p>64.1404628289444</text:p>
          </table:table-cell>
          <table:table-cell office:value-type="float" office:value="82.9156893429945" calcext:value-type="float">
            <text:p>82.9156893429945</text:p>
          </table:table-cell>
          <table:table-cell office:value-type="float" office:value="209.28491518026" calcext:value-type="float">
            <text:p>209.28491518026</text:p>
          </table:table-cell>
          <table:table-cell office:value-type="string" calcext:value-type="string">
            <text:p>AT2G15960.1</text:p>
          </table:table-cell>
          <table:table-cell office:value-type="string" calcext:value-type="string">
            <text:p>unknown biological processes;unknown cellular components;unknown molecular functions</text:p>
          </table:table-cell>
          <table:table-cell table:number-columns-repeated="4"/>
          <table:table-cell office:value-type="float" office:value="480439" calcext:value-type="float">
            <text:p>480439</text:p>
          </table:table-cell>
          <table:table-cell office:value-type="string" calcext:value-type="string">
            <text:p>AT2G15960.1</text:p>
          </table:table-cell>
          <table:table-cell office:value-type="string" calcext:value-type="string">
            <text:p>Tp3g29250</text:p>
          </table:table-cell>
          <table:table-cell office:value-type="string" calcext:value-type="string">
            <text:p>similar to AT2G15960|unknown protein</text:p>
          </table:table-cell>
          <table:table-cell office:value-type="string" calcext:value-type="string">
            <text:p>XP_002883932.1</text:p>
          </table:table-cell>
          <table:table-cell office:value-type="string" calcext:value-type="string">
            <text:p>hypothetical protein ARALYDRAFT_480439</text:p>
          </table:table-cell>
        </table:table-row>
      </table:table>
      <table:table table:name="ps_pS_dn_6" table:style-name="ta1">
        <table:table-column table:style-name="co20" table:default-cell-style-name="Default"/>
        <table:table-column table:style-name="co2" table:default-cell-style-name="Default"/>
        <table:table-column table:style-name="co3" table:default-cell-style-name="Default"/>
        <table:table-column table:style-name="co2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22" table:default-cell-style-name="Default"/>
        <table:table-column table:style-name="co6" table:number-columns-repeated="4" table:default-cell-style-name="Default"/>
        <table:table-column table:style-name="co20" table:number-columns-repeated="2" table:default-cell-style-name="Default"/>
        <table:table-column table:style-name="co6" table:number-columns-repeated="4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5" table:default-cell-style-name="Default"/>
        <table:table-row table:style-name="ro1">
          <table:table-cell office:value-type="string" calcext:value-type="string">
            <text:p>TranscriptID</text:p>
          </table:table-cell>
          <table:table-cell office:value-type="string" calcext:value-type="string">
            <text:p>Scaffold</text:p>
          </table:table-cell>
          <table:table-cell office:value-type="string" calcext:value-type="string">
            <text:p>Begin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Strand</text:p>
          </table:table-cell>
          <table:table-cell office:value-type="string" calcext:value-type="string">
            <text:p>LPLS1</text:p>
          </table:table-cell>
          <table:table-cell office:value-type="string" calcext:value-type="string">
            <text:p>LPLS2</text:p>
          </table:table-cell>
          <table:table-cell office:value-type="string" calcext:value-type="string">
            <text:p>LPLS3</text:p>
          </table:table-cell>
          <table:table-cell office:value-type="string" calcext:value-type="string">
            <text:p>HPLS1</text:p>
          </table:table-cell>
          <table:table-cell office:value-type="string" calcext:value-type="string">
            <text:p>HPLS2</text:p>
          </table:table-cell>
          <table:table-cell office:value-type="string" calcext:value-type="string">
            <text:p>HPLS3</text:p>
          </table:table-cell>
          <table:table-cell office:value-type="string" calcext:value-type="string">
            <text:p>LPHS1</text:p>
          </table:table-cell>
          <table:table-cell office:value-type="string" calcext:value-type="string">
            <text:p>LPHS2</text:p>
          </table:table-cell>
          <table:table-cell office:value-type="string" calcext:value-type="string">
            <text:p>LPHS3</text:p>
          </table:table-cell>
          <table:table-cell office:value-type="string" calcext:value-type="string">
            <text:p>HPHS1</text:p>
          </table:table-cell>
          <table:table-cell office:value-type="string" calcext:value-type="string">
            <text:p>HPHS2</text:p>
          </table:table-cell>
          <table:table-cell office:value-type="string" calcext:value-type="string">
            <text:p>HPHS3</text:p>
          </table:table-cell>
          <table:table-cell office:value-type="string" calcext:value-type="string">
            <text:p>Ath.loci</text:p>
          </table:table-cell>
          <table:table-cell office:value-type="string" calcext:value-type="string">
            <text:p>GO.slims</text:p>
          </table:table-cell>
          <table:table-cell office:value-type="string" calcext:value-type="string">
            <text:p>Caitlin.s.notes</text:p>
          </table:table-cell>
          <table:table-cell office:value-type="string" calcext:value-type="string">
            <text:p>Ath.gene.symbols</text:p>
          </table:table-cell>
          <table:table-cell office:value-type="string" calcext:value-type="string">
            <text:p>Ath.desc</text:p>
          </table:table-cell>
          <table:table-cell office:value-type="string" calcext:value-type="string">
            <text:p>KEGG.pathways</text:p>
          </table:table-cell>
          <table:table-cell office:value-type="string" calcext:value-type="string">
            <text:p>A..lyrata.IDs</text:p>
          </table:table-cell>
          <table:table-cell office:value-type="string" calcext:value-type="string">
            <text:p>A..lyrata.desc</text:p>
          </table:table-cell>
          <table:table-cell office:value-type="string" calcext:value-type="string">
            <text:p>T..parvula.IDs</text:p>
          </table:table-cell>
          <table:table-cell office:value-type="string" calcext:value-type="string">
            <text:p>T..parvula.desc</text:p>
          </table:table-cell>
          <table:table-cell office:value-type="string" calcext:value-type="string">
            <text:p>RefSeq.Plants.IDs</text:p>
          </table:table-cell>
          <table:table-cell office:value-type="string" calcext:value-type="string">
            <text:p>RefSeq.Plants.desc</text:p>
          </table:table-cell>
          <table:table-cell/>
        </table:table-row>
        <table:table-row table:style-name="ro1">
          <table:table-cell office:value-type="string" calcext:value-type="string">
            <text:p>DROUGHT.10634</text:p>
          </table:table-cell>
          <table:table-cell office:value-type="string" calcext:value-type="string">
            <text:p>DROUGHT.10634.1</text:p>
          </table:table-cell>
          <table:table-cell office:value-type="string" calcext:value-type="string">
            <text:p>scaffold_18</text:p>
          </table:table-cell>
          <table:table-cell office:value-type="float" office:value="2476359" calcext:value-type="float">
            <text:p>2476359</text:p>
          </table:table-cell>
          <table:table-cell office:value-type="float" office:value="2979761" calcext:value-type="float">
            <text:p>2979761</text:p>
          </table:table-cell>
          <table:table-cell office:value-type="string" calcext:value-type="string">
            <text:p>-</text:p>
          </table:table-cell>
          <table:table-cell office:value-type="float" office:value="3.47526067999521" calcext:value-type="float">
            <text:p>3.47526067999521</text:p>
          </table:table-cell>
          <table:table-cell office:value-type="float" office:value="0.949568511578735" calcext:value-type="float">
            <text:p>0.949568511578735</text:p>
          </table:table-cell>
          <table:table-cell office:value-type="float" office:value="0.98233897262942" calcext:value-type="float">
            <text:p>0.98233897262942</text:p>
          </table:table-cell>
          <table:table-cell office:value-type="float" office:value="12.2062196294061" calcext:value-type="float">
            <text:p>12.2062196294061</text:p>
          </table:table-cell>
          <table:table-cell office:value-type="float" office:value="4.32576132165436" calcext:value-type="float">
            <text:p>4.32576132165436</text:p>
          </table:table-cell>
          <table:table-cell office:value-type="float" office:value="7.60987231898244" calcext:value-type="float">
            <text:p>7.60987231898244</text:p>
          </table:table-cell>
          <table:table-cell office:value-type="float" office:value="15.554389486646" calcext:value-type="float">
            <text:p>15.554389486646</text:p>
          </table:table-cell>
          <table:table-cell office:value-type="float" office:value="10.959082790807" calcext:value-type="float">
            <text:p>10.959082790807</text:p>
          </table:table-cell>
          <table:table-cell office:value-type="float" office:value="20.9043302756483" calcext:value-type="float">
            <text:p>20.9043302756483</text:p>
          </table:table-cell>
          <table:table-cell office:value-type="float" office:value="7.90679456764883" calcext:value-type="float">
            <text:p>7.90679456764883</text:p>
          </table:table-cell>
          <table:table-cell office:value-type="float" office:value="86.0975555254571" calcext:value-type="float">
            <text:p>86.0975555254571</text:p>
          </table:table-cell>
          <table:table-cell office:value-type="float" office:value="2.03999474256346" calcext:value-type="float">
            <text:p>2.03999474256346</text:p>
          </table:table-cell>
          <table:table-cell table:number-columns-repeated="2" office:value-type="string" calcext:value-type="string">
            <text:p>NA</text:p>
          </table:table-cell>
          <table:table-cell/>
          <table:table-cell table:number-columns-repeated="9" office:value-type="string" calcext:value-type="string">
            <text:p>NA</text:p>
          </table:table-cell>
        </table:table-row>
      </table:table>
      <table:table table:name="ps_Ps_up_5" table:style-name="ta1">
        <table:table-column table:style-name="co26" table:default-cell-style-name="Default"/>
        <table:table-column table:style-name="co25" table:default-cell-style-name="Default"/>
        <table:table-row table:style-name="ro1">
          <table:table-cell office:value-type="string" calcext:value-type="string">
            <text:p>NA.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</table:table>
      <table:table table:name="ps_Ps_dn_5" table:style-name="ta1">
        <table:table-column table:style-name="co20" table:default-cell-style-name="Default"/>
        <table:table-column table:style-name="co2" table:default-cell-style-name="Default"/>
        <table:table-column table:style-name="co3" table:default-cell-style-name="Default"/>
        <table:table-column table:style-name="co2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22" table:default-cell-style-name="Default"/>
        <table:table-column table:style-name="co6" table:number-columns-repeated="4" table:default-cell-style-name="Default"/>
        <table:table-column table:style-name="co20" table:number-columns-repeated="2" table:default-cell-style-name="Default"/>
        <table:table-column table:style-name="co6" table:number-columns-repeated="4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5" table:default-cell-style-name="Default"/>
        <table:table-row table:style-name="ro1">
          <table:table-cell office:value-type="string" calcext:value-type="string">
            <text:p>TranscriptID</text:p>
          </table:table-cell>
          <table:table-cell office:value-type="string" calcext:value-type="string">
            <text:p>Scaffold</text:p>
          </table:table-cell>
          <table:table-cell office:value-type="string" calcext:value-type="string">
            <text:p>Begin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Strand</text:p>
          </table:table-cell>
          <table:table-cell office:value-type="string" calcext:value-type="string">
            <text:p>LPLS1</text:p>
          </table:table-cell>
          <table:table-cell office:value-type="string" calcext:value-type="string">
            <text:p>LPLS2</text:p>
          </table:table-cell>
          <table:table-cell office:value-type="string" calcext:value-type="string">
            <text:p>LPLS3</text:p>
          </table:table-cell>
          <table:table-cell office:value-type="string" calcext:value-type="string">
            <text:p>HPLS1</text:p>
          </table:table-cell>
          <table:table-cell office:value-type="string" calcext:value-type="string">
            <text:p>HPLS2</text:p>
          </table:table-cell>
          <table:table-cell office:value-type="string" calcext:value-type="string">
            <text:p>HPLS3</text:p>
          </table:table-cell>
          <table:table-cell office:value-type="string" calcext:value-type="string">
            <text:p>LPHS1</text:p>
          </table:table-cell>
          <table:table-cell office:value-type="string" calcext:value-type="string">
            <text:p>LPHS2</text:p>
          </table:table-cell>
          <table:table-cell office:value-type="string" calcext:value-type="string">
            <text:p>LPHS3</text:p>
          </table:table-cell>
          <table:table-cell office:value-type="string" calcext:value-type="string">
            <text:p>HPHS1</text:p>
          </table:table-cell>
          <table:table-cell office:value-type="string" calcext:value-type="string">
            <text:p>HPHS2</text:p>
          </table:table-cell>
          <table:table-cell office:value-type="string" calcext:value-type="string">
            <text:p>HPHS3</text:p>
          </table:table-cell>
          <table:table-cell office:value-type="string" calcext:value-type="string">
            <text:p>Ath.loci</text:p>
          </table:table-cell>
          <table:table-cell office:value-type="string" calcext:value-type="string">
            <text:p>GO.slims</text:p>
          </table:table-cell>
          <table:table-cell office:value-type="string" calcext:value-type="string">
            <text:p>Caitlin.s.notes</text:p>
          </table:table-cell>
          <table:table-cell office:value-type="string" calcext:value-type="string">
            <text:p>Ath.gene.symbols</text:p>
          </table:table-cell>
          <table:table-cell office:value-type="string" calcext:value-type="string">
            <text:p>Ath.desc</text:p>
          </table:table-cell>
          <table:table-cell office:value-type="string" calcext:value-type="string">
            <text:p>KEGG.pathways</text:p>
          </table:table-cell>
          <table:table-cell office:value-type="string" calcext:value-type="string">
            <text:p>A..lyrata.IDs</text:p>
          </table:table-cell>
          <table:table-cell office:value-type="string" calcext:value-type="string">
            <text:p>A..lyrata.desc</text:p>
          </table:table-cell>
          <table:table-cell office:value-type="string" calcext:value-type="string">
            <text:p>T..parvula.IDs</text:p>
          </table:table-cell>
          <table:table-cell office:value-type="string" calcext:value-type="string">
            <text:p>T..parvula.desc</text:p>
          </table:table-cell>
          <table:table-cell office:value-type="string" calcext:value-type="string">
            <text:p>RefSeq.Plants.IDs</text:p>
          </table:table-cell>
          <table:table-cell office:value-type="string" calcext:value-type="string">
            <text:p>RefSeq.Plants.desc</text:p>
          </table:table-cell>
          <table:table-cell/>
        </table:table-row>
        <table:table-row table:style-name="ro1">
          <table:table-cell office:value-type="string" calcext:value-type="string">
            <text:p>DROUGHT.10634</text:p>
          </table:table-cell>
          <table:table-cell office:value-type="string" calcext:value-type="string">
            <text:p>DROUGHT.10634.1</text:p>
          </table:table-cell>
          <table:table-cell office:value-type="string" calcext:value-type="string">
            <text:p>scaffold_18</text:p>
          </table:table-cell>
          <table:table-cell office:value-type="float" office:value="2476359" calcext:value-type="float">
            <text:p>2476359</text:p>
          </table:table-cell>
          <table:table-cell office:value-type="float" office:value="2979761" calcext:value-type="float">
            <text:p>2979761</text:p>
          </table:table-cell>
          <table:table-cell office:value-type="string" calcext:value-type="string">
            <text:p>-</text:p>
          </table:table-cell>
          <table:table-cell office:value-type="float" office:value="3.47526067999521" calcext:value-type="float">
            <text:p>3.47526067999521</text:p>
          </table:table-cell>
          <table:table-cell office:value-type="float" office:value="0.949568511578735" calcext:value-type="float">
            <text:p>0.949568511578735</text:p>
          </table:table-cell>
          <table:table-cell office:value-type="float" office:value="0.98233897262942" calcext:value-type="float">
            <text:p>0.98233897262942</text:p>
          </table:table-cell>
          <table:table-cell office:value-type="float" office:value="12.2062196294061" calcext:value-type="float">
            <text:p>12.2062196294061</text:p>
          </table:table-cell>
          <table:table-cell office:value-type="float" office:value="4.32576132165436" calcext:value-type="float">
            <text:p>4.32576132165436</text:p>
          </table:table-cell>
          <table:table-cell office:value-type="float" office:value="7.60987231898244" calcext:value-type="float">
            <text:p>7.60987231898244</text:p>
          </table:table-cell>
          <table:table-cell office:value-type="float" office:value="15.554389486646" calcext:value-type="float">
            <text:p>15.554389486646</text:p>
          </table:table-cell>
          <table:table-cell office:value-type="float" office:value="10.959082790807" calcext:value-type="float">
            <text:p>10.959082790807</text:p>
          </table:table-cell>
          <table:table-cell office:value-type="float" office:value="20.9043302756483" calcext:value-type="float">
            <text:p>20.9043302756483</text:p>
          </table:table-cell>
          <table:table-cell office:value-type="float" office:value="7.90679456764883" calcext:value-type="float">
            <text:p>7.90679456764883</text:p>
          </table:table-cell>
          <table:table-cell office:value-type="float" office:value="86.0975555254571" calcext:value-type="float">
            <text:p>86.0975555254571</text:p>
          </table:table-cell>
          <table:table-cell office:value-type="float" office:value="2.03999474256346" calcext:value-type="float">
            <text:p>2.03999474256346</text:p>
          </table:table-cell>
          <table:table-cell table:number-columns-repeated="2" office:value-type="string" calcext:value-type="string">
            <text:p>NA</text:p>
          </table:table-cell>
          <table:table-cell/>
          <table:table-cell table:number-columns-repeated="9" office:value-type="string" calcext:value-type="string">
            <text:p>NA</text:p>
          </table:table-cell>
        </table:table-row>
      </table:table>
      <table:table table:name="pS_Ps_up_4" table:style-name="ta1">
        <table:table-column table:style-name="co27" table:default-cell-style-name="Default"/>
        <table:table-column table:style-name="co7" table:default-cell-style-name="Default"/>
        <table:table-column table:style-name="co28" table:default-cell-style-name="Default"/>
        <table:table-column table:style-name="co21" table:number-columns-repeated="2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29" table:default-cell-style-name="Default"/>
        <table:table-column table:style-name="co20" table:default-cell-style-name="Default"/>
        <table:table-column table:style-name="co6" table:default-cell-style-name="Default"/>
        <table:table-column table:style-name="co20" table:default-cell-style-name="Default"/>
        <table:table-column table:style-name="co6" table:number-columns-repeated="2" table:default-cell-style-name="Default"/>
        <table:table-column table:style-name="co7" table:number-columns-repeated="2" table:default-cell-style-name="Default"/>
        <table:table-column table:style-name="co6" table:default-cell-style-name="Default"/>
        <table:table-column table:style-name="co30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TranscriptID</text:p>
          </table:table-cell>
          <table:table-cell office:value-type="string" calcext:value-type="string">
            <text:p>Scaffold</text:p>
          </table:table-cell>
          <table:table-cell office:value-type="string" calcext:value-type="string">
            <text:p>Begin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Strand</text:p>
          </table:table-cell>
          <table:table-cell office:value-type="string" calcext:value-type="string">
            <text:p>LPLS1</text:p>
          </table:table-cell>
          <table:table-cell office:value-type="string" calcext:value-type="string">
            <text:p>LPLS2</text:p>
          </table:table-cell>
          <table:table-cell office:value-type="string" calcext:value-type="string">
            <text:p>LPLS3</text:p>
          </table:table-cell>
          <table:table-cell office:value-type="string" calcext:value-type="string">
            <text:p>HPLS1</text:p>
          </table:table-cell>
          <table:table-cell office:value-type="string" calcext:value-type="string">
            <text:p>HPLS2</text:p>
          </table:table-cell>
          <table:table-cell office:value-type="string" calcext:value-type="string">
            <text:p>HPLS3</text:p>
          </table:table-cell>
          <table:table-cell office:value-type="string" calcext:value-type="string">
            <text:p>LPHS1</text:p>
          </table:table-cell>
          <table:table-cell office:value-type="string" calcext:value-type="string">
            <text:p>LPHS2</text:p>
          </table:table-cell>
          <table:table-cell office:value-type="string" calcext:value-type="string">
            <text:p>LPHS3</text:p>
          </table:table-cell>
          <table:table-cell office:value-type="string" calcext:value-type="string">
            <text:p>HPHS1</text:p>
          </table:table-cell>
          <table:table-cell office:value-type="string" calcext:value-type="string">
            <text:p>HPHS2</text:p>
          </table:table-cell>
          <table:table-cell office:value-type="string" calcext:value-type="string">
            <text:p>HPHS3</text:p>
          </table:table-cell>
          <table:table-cell office:value-type="string" calcext:value-type="string">
            <text:p>Ath.loci</text:p>
          </table:table-cell>
          <table:table-cell office:value-type="string" calcext:value-type="string">
            <text:p>GO.slims</text:p>
          </table:table-cell>
          <table:table-cell office:value-type="string" calcext:value-type="string">
            <text:p>Caitlin.s.notes</text:p>
          </table:table-cell>
          <table:table-cell office:value-type="string" calcext:value-type="string">
            <text:p>Ath.gene.symbols</text:p>
          </table:table-cell>
          <table:table-cell office:value-type="string" calcext:value-type="string">
            <text:p>Ath.desc</text:p>
          </table:table-cell>
          <table:table-cell office:value-type="string" calcext:value-type="string">
            <text:p>KEGG.pathways</text:p>
          </table:table-cell>
          <table:table-cell office:value-type="string" calcext:value-type="string">
            <text:p>A..lyrata.IDs</text:p>
          </table:table-cell>
          <table:table-cell office:value-type="string" calcext:value-type="string">
            <text:p>A..lyrata.desc</text:p>
          </table:table-cell>
          <table:table-cell office:value-type="string" calcext:value-type="string">
            <text:p>T..parvula.IDs</text:p>
          </table:table-cell>
          <table:table-cell office:value-type="string" calcext:value-type="string">
            <text:p>T..parvula.desc</text:p>
          </table:table-cell>
          <table:table-cell office:value-type="string" calcext:value-type="string">
            <text:p>RefSeq.Plants.IDs</text:p>
          </table:table-cell>
          <table:table-cell office:value-type="string" calcext:value-type="string">
            <text:p>RefSeq.Plants.desc</text:p>
          </table:table-cell>
        </table:table-row>
        <table:table-row table:style-name="ro1">
          <table:table-cell office:value-type="string" calcext:value-type="string">
            <text:p>XLOC_023260</text:p>
          </table:table-cell>
          <table:table-cell office:value-type="string" calcext:value-type="string">
            <text:p>TCONS_00036103</text:p>
          </table:table-cell>
          <table:table-cell office:value-type="string" calcext:value-type="string">
            <text:p>scaffold_7</text:p>
          </table:table-cell>
          <table:table-cell office:value-type="float" office:value="8362293" calcext:value-type="float">
            <text:p>8362293</text:p>
          </table:table-cell>
          <table:table-cell office:value-type="float" office:value="8372905" calcext:value-type="float">
            <text:p>8372905</text:p>
          </table:table-cell>
          <table:table-cell office:value-type="string" calcext:value-type="string">
            <text:p>+</text:p>
          </table:table-cell>
          <table:table-cell office:value-type="float" office:value="27.8020854399617" calcext:value-type="float">
            <text:p>27.8020854399617</text:p>
          </table:table-cell>
          <table:table-cell office:value-type="float" office:value="9.43633708381368" calcext:value-type="float">
            <text:p>9.43633708381368</text:p>
          </table:table-cell>
          <table:table-cell office:value-type="float" office:value="12.68854506313" calcext:value-type="float">
            <text:p>12.68854506313</text:p>
          </table:table-cell>
          <table:table-cell office:value-type="float" office:value="26.996237574526" calcext:value-type="float">
            <text:p>26.996237574526</text:p>
          </table:table-cell>
          <table:table-cell office:value-type="float" office:value="14.4192044055145" calcext:value-type="float">
            <text:p>14.4192044055145</text:p>
          </table:table-cell>
          <table:table-cell office:value-type="float" office:value="10.351664551557" calcext:value-type="float">
            <text:p>10.351664551557</text:p>
          </table:table-cell>
          <table:table-cell office:value-type="float" office:value="41.3487520520007" calcext:value-type="float">
            <text:p>41.3487520520007</text:p>
          </table:table-cell>
          <table:table-cell office:value-type="float" office:value="30.9432925858079" calcext:value-type="float">
            <text:p>30.9432925858079</text:p>
          </table:table-cell>
          <table:table-cell office:value-type="float" office:value="25.9546119018752" calcext:value-type="float">
            <text:p>25.9546119018752</text:p>
          </table:table-cell>
          <table:table-cell office:value-type="float" office:value="16.4270473345118" calcext:value-type="float">
            <text:p>16.4270473345118</text:p>
          </table:table-cell>
          <table:table-cell office:value-type="float" office:value="23.8328016019743" calcext:value-type="float">
            <text:p>23.8328016019743</text:p>
          </table:table-cell>
          <table:table-cell office:value-type="float" office:value="19.6581311556115" calcext:value-type="float">
            <text:p>19.6581311556115</text:p>
          </table:table-cell>
          <table:table-cell table:number-columns-repeated="6"/>
          <table:table-cell office:value-type="string" calcext:value-type="string">
            <text:p>NA</text:p>
          </table:table-cell>
          <table:table-cell table:number-columns-repeated="4"/>
        </table:table-row>
      </table:table>
      <table:table table:name="pS_Ps_dn_4" table:style-name="ta1">
        <table:table-column table:style-name="co1" table:default-cell-style-name="Default"/>
        <table:table-column table:style-name="co2" table:default-cell-style-name="Default"/>
        <table:table-column table:style-name="co31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8" table:number-columns-repeated="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8" table:number-columns-repeated="2" table:default-cell-style-name="Default"/>
        <table:table-column table:style-name="co7" table:default-cell-style-name="Default"/>
        <table:table-column table:style-name="co9" table:default-cell-style-name="Default"/>
        <table:table-column table:style-name="co32" table:default-cell-style-name="Default"/>
        <table:table-column table:style-name="co11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36" table:default-cell-style-name="Default"/>
        <table:table-column table:style-name="co8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TranscriptID</text:p>
          </table:table-cell>
          <table:table-cell office:value-type="string" calcext:value-type="string">
            <text:p>Scaffold</text:p>
          </table:table-cell>
          <table:table-cell office:value-type="string" calcext:value-type="string">
            <text:p>Begin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Strand</text:p>
          </table:table-cell>
          <table:table-cell office:value-type="string" calcext:value-type="string">
            <text:p>LPLS1</text:p>
          </table:table-cell>
          <table:table-cell office:value-type="string" calcext:value-type="string">
            <text:p>LPLS2</text:p>
          </table:table-cell>
          <table:table-cell office:value-type="string" calcext:value-type="string">
            <text:p>LPLS3</text:p>
          </table:table-cell>
          <table:table-cell office:value-type="string" calcext:value-type="string">
            <text:p>HPLS1</text:p>
          </table:table-cell>
          <table:table-cell office:value-type="string" calcext:value-type="string">
            <text:p>HPLS2</text:p>
          </table:table-cell>
          <table:table-cell office:value-type="string" calcext:value-type="string">
            <text:p>HPLS3</text:p>
          </table:table-cell>
          <table:table-cell office:value-type="string" calcext:value-type="string">
            <text:p>LPHS1</text:p>
          </table:table-cell>
          <table:table-cell office:value-type="string" calcext:value-type="string">
            <text:p>LPHS2</text:p>
          </table:table-cell>
          <table:table-cell office:value-type="string" calcext:value-type="string">
            <text:p>LPHS3</text:p>
          </table:table-cell>
          <table:table-cell office:value-type="string" calcext:value-type="string">
            <text:p>HPHS1</text:p>
          </table:table-cell>
          <table:table-cell office:value-type="string" calcext:value-type="string">
            <text:p>HPHS2</text:p>
          </table:table-cell>
          <table:table-cell office:value-type="string" calcext:value-type="string">
            <text:p>HPHS3</text:p>
          </table:table-cell>
          <table:table-cell office:value-type="string" calcext:value-type="string">
            <text:p>Ath.loci</text:p>
          </table:table-cell>
          <table:table-cell office:value-type="string" calcext:value-type="string">
            <text:p>GO.slims</text:p>
          </table:table-cell>
          <table:table-cell office:value-type="string" calcext:value-type="string">
            <text:p>Caitlin.s.notes</text:p>
          </table:table-cell>
          <table:table-cell office:value-type="string" calcext:value-type="string">
            <text:p>Ath.gene.symbols</text:p>
          </table:table-cell>
          <table:table-cell office:value-type="string" calcext:value-type="string">
            <text:p>Ath.desc</text:p>
          </table:table-cell>
          <table:table-cell office:value-type="string" calcext:value-type="string">
            <text:p>KEGG.pathways</text:p>
          </table:table-cell>
          <table:table-cell office:value-type="string" calcext:value-type="string">
            <text:p>A..lyrata.IDs</text:p>
          </table:table-cell>
          <table:table-cell office:value-type="string" calcext:value-type="string">
            <text:p>A..lyrata.desc</text:p>
          </table:table-cell>
          <table:table-cell office:value-type="string" calcext:value-type="string">
            <text:p>T..parvula.IDs</text:p>
          </table:table-cell>
          <table:table-cell office:value-type="string" calcext:value-type="string">
            <text:p>T..parvula.desc</text:p>
          </table:table-cell>
          <table:table-cell office:value-type="string" calcext:value-type="string">
            <text:p>RefSeq.Plants.IDs</text:p>
          </table:table-cell>
          <table:table-cell office:value-type="string" calcext:value-type="string">
            <text:p>RefSeq.Plants.desc</text:p>
          </table:table-cell>
          <table:table-cell/>
        </table:table-row>
        <table:table-row table:style-name="ro1">
          <table:table-cell office:value-type="string" calcext:value-type="string">
            <text:p>DROUGHT.16930</text:p>
          </table:table-cell>
          <table:table-cell office:value-type="string" calcext:value-type="string">
            <text:p>DROUGHT.16930.1</text:p>
          </table:table-cell>
          <table:table-cell office:value-type="string" calcext:value-type="string">
            <text:p>scaffold_4</text:p>
          </table:table-cell>
          <table:table-cell office:value-type="float" office:value="4163565" calcext:value-type="float">
            <text:p>4163565</text:p>
          </table:table-cell>
          <table:table-cell office:value-type="float" office:value="4164447" calcext:value-type="float">
            <text:p>4164447</text:p>
          </table:table-cell>
          <table:table-cell office:value-type="string" calcext:value-type="string">
            <text:p>-</text:p>
          </table:table-cell>
          <table:table-cell office:value-type="float" office:value="6.95052135999043" calcext:value-type="float">
            <text:p>6.95052135999043</text:p>
          </table:table-cell>
          <table:table-cell office:value-type="float" office:value="25.1635655568365" calcext:value-type="float">
            <text:p>25.1635655568365</text:p>
          </table:table-cell>
          <table:table-cell office:value-type="float" office:value="5.73031067367162" calcext:value-type="float">
            <text:p>5.73031067367162</text:p>
          </table:table-cell>
          <table:table-cell office:value-type="float" office:value="6.68223702339752" calcext:value-type="float">
            <text:p>6.68223702339752</text:p>
          </table:table-cell>
          <table:table-cell office:value-type="float" office:value="34.3516340249023" calcext:value-type="float">
            <text:p>34.3516340249023</text:p>
          </table:table-cell>
          <table:table-cell office:value-type="float" office:value="14.9959248638772" calcext:value-type="float">
            <text:p>14.9959248638772</text:p>
          </table:table-cell>
          <table:table-cell office:value-type="float" office:value="3.37011772210664" calcext:value-type="float">
            <text:p>3.37011772210664</text:p>
          </table:table-cell>
          <table:table-cell office:value-type="float" office:value="5.01395944677443" calcext:value-type="float">
            <text:p>5.01395944677443</text:p>
          </table:table-cell>
          <table:table-cell office:value-type="float" office:value="5.36991970383625" calcext:value-type="float">
            <text:p>5.36991970383625</text:p>
          </table:table-cell>
          <table:table-cell office:value-type="float" office:value="0.477134154944326" calcext:value-type="float">
            <text:p>0.477134154944326</text:p>
          </table:table-cell>
          <table:table-cell office:value-type="float" office:value="6.55090096389347" calcext:value-type="float">
            <text:p>6.55090096389347</text:p>
          </table:table-cell>
          <table:table-cell office:value-type="float" office:value="7.13998159897211" calcext:value-type="float">
            <text:p>7.13998159897211</text:p>
          </table:table-cell>
          <table:table-cell table:number-columns-repeated="2" office:value-type="string" calcext:value-type="string">
            <text:p>NA</text:p>
          </table:table-cell>
          <table:table-cell/>
          <table:table-cell table:number-columns-repeated="9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DROUGHT.2318</text:p>
          </table:table-cell>
          <table:table-cell office:value-type="string" calcext:value-type="string">
            <text:p>DROUGHT.2318.1</text:p>
          </table:table-cell>
          <table:table-cell office:value-type="string" calcext:value-type="string">
            <text:p>scaffold_1</text:p>
          </table:table-cell>
          <table:table-cell office:value-type="float" office:value="10991825" calcext:value-type="float">
            <text:p>10991825</text:p>
          </table:table-cell>
          <table:table-cell office:value-type="float" office:value="10992958" calcext:value-type="float">
            <text:p>10992958</text:p>
          </table:table-cell>
          <table:table-cell office:value-type="string" calcext:value-type="string">
            <text:p>+</text:p>
          </table:table-cell>
          <table:table-cell office:value-type="float" office:value="6.08170618999163" calcext:value-type="float">
            <text:p>6.08170618999163</text:p>
          </table:table-cell>
          <table:table-cell office:value-type="float" office:value="1.60239686328912" calcext:value-type="float">
            <text:p>1.60239686328912</text:p>
          </table:table-cell>
          <table:table-cell office:value-type="float" office:value="2.29212426946865" calcext:value-type="float">
            <text:p>2.29212426946865</text:p>
          </table:table-cell>
          <table:table-cell office:value-type="float" office:value="11.2261581993078" calcext:value-type="float">
            <text:p>11.2261581993078</text:p>
          </table:table-cell>
          <table:table-cell office:value-type="float" office:value="0.339275397776813" calcext:value-type="float">
            <text:p>0.339275397776813</text:p>
          </table:table-cell>
          <table:table-cell office:value-type="float" office:value="2.18224279735526" calcext:value-type="float">
            <text:p>2.18224279735526</text:p>
          </table:table-cell>
          <table:table-cell office:value-type="float" office:value="1.10176925530409" calcext:value-type="float">
            <text:p>1.10176925530409</text:p>
          </table:table-cell>
          <table:table-cell office:value-type="float" office:value="0.071627992096778" calcext:value-type="float">
            <text:p>0.071627992096778</text:p>
          </table:table-cell>
          <table:table-cell office:value-type="float" office:value="0.06392761552186" calcext:value-type="float">
            <text:p>0.06392761552186</text:p>
          </table:table-cell>
          <table:table-cell office:value-type="float" office:value="1.15875437629336" calcext:value-type="float">
            <text:p>1.15875437629336</text:p>
          </table:table-cell>
          <table:table-cell office:value-type="float" office:value="0.623895329894616" calcext:value-type="float">
            <text:p>0.623895329894616</text:p>
          </table:table-cell>
          <table:table-cell office:value-type="float" office:value="6.39816532894904" calcext:value-type="float">
            <text:p>6.39816532894904</text:p>
          </table:table-cell>
          <table:table-cell table:number-columns-repeated="2" office:value-type="string" calcext:value-type="string">
            <text:p>NA</text:p>
          </table:table-cell>
          <table:table-cell/>
          <table:table-cell table:number-columns-repeated="9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DROUGHT.25547</text:p>
          </table:table-cell>
          <table:table-cell office:value-type="string" calcext:value-type="string">
            <text:p>DROUGHT.25547.1</text:p>
          </table:table-cell>
          <table:table-cell office:value-type="string" calcext:value-type="string">
            <text:p>scaffold_9</text:p>
          </table:table-cell>
          <table:table-cell office:value-type="float" office:value="4880837" calcext:value-type="float">
            <text:p>4880837</text:p>
          </table:table-cell>
          <table:table-cell office:value-type="float" office:value="4896041" calcext:value-type="float">
            <text:p>4896041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0.296740159868355" calcext:value-type="float">
            <text:p>0.296740159868355</text:p>
          </table:table-cell>
          <table:table-cell office:value-type="float" office:value="0.818615810524516" calcext:value-type="float">
            <text:p>0.818615810524516</text:p>
          </table:table-cell>
          <table:table-cell office:value-type="float" office:value="0.267289480935901" calcext:value-type="float">
            <text:p>0.267289480935901</text:p>
          </table:table-cell>
          <table:table-cell office:value-type="float" office:value="9.75416768608337" calcext:value-type="float">
            <text:p>9.75416768608337</text:p>
          </table:table-cell>
          <table:table-cell office:value-type="float" office:value="2.01437796678947" calcext:value-type="float">
            <text:p>2.014377966789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392761552186" calcext:value-type="float">
            <text:p>0.06392761552186</text:p>
          </table:table-cell>
          <table:table-cell office:value-type="float" office:value="0" calcext:value-type="float">
            <text:p>0</text:p>
          </table:table-cell>
          <table:table-cell office:value-type="float" office:value="0.187168598968385" calcext:value-type="float">
            <text:p>0.18716859896838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/>
          <table:table-cell table:number-columns-repeated="9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Thhalv10022948m.g</text:p>
          </table:table-cell>
          <table:table-cell office:value-type="string" calcext:value-type="string">
            <text:p>PAC:20202382</text:p>
          </table:table-cell>
          <table:table-cell office:value-type="string" calcext:value-type="string">
            <text:p>scaffold_11</text:p>
          </table:table-cell>
          <table:table-cell office:value-type="float" office:value="4359485" calcext:value-type="float">
            <text:p>4359485</text:p>
          </table:table-cell>
          <table:table-cell office:value-type="float" office:value="4361004" calcext:value-type="float">
            <text:p>4361004</text:p>
          </table:table-cell>
          <table:table-cell office:value-type="string" calcext:value-type="string">
            <text:p>-</text:p>
          </table:table-cell>
          <table:table-cell office:value-type="float" office:value="140.313649954807" calcext:value-type="float">
            <text:p>140.313649954807</text:p>
          </table:table-cell>
          <table:table-cell office:value-type="float" office:value="424.635168771615" calcext:value-type="float">
            <text:p>424.635168771615</text:p>
          </table:table-cell>
          <table:table-cell office:value-type="float" office:value="238.790231930001" calcext:value-type="float">
            <text:p>238.790231930001</text:p>
          </table:table-cell>
          <table:table-cell office:value-type="float" office:value="164.204837788288" calcext:value-type="float">
            <text:p>164.204837788288</text:p>
          </table:table-cell>
          <table:table-cell office:value-type="float" office:value="226.890422263244" calcext:value-type="float">
            <text:p>226.890422263244</text:p>
          </table:table-cell>
          <table:table-cell office:value-type="float" office:value="227.568755303688" calcext:value-type="float">
            <text:p>227.568755303688</text:p>
          </table:table-cell>
          <table:table-cell office:value-type="float" office:value="85.2250923955813" calcext:value-type="float">
            <text:p>85.2250923955813</text:p>
          </table:table-cell>
          <table:table-cell office:value-type="float" office:value="118.329442943876" calcext:value-type="float">
            <text:p>118.329442943876</text:p>
          </table:table-cell>
          <table:table-cell office:value-type="float" office:value="141.024319841223" calcext:value-type="float">
            <text:p>141.024319841223</text:p>
          </table:table-cell>
          <table:table-cell office:value-type="float" office:value="64.1404628289444" calcext:value-type="float">
            <text:p>64.1404628289444</text:p>
          </table:table-cell>
          <table:table-cell office:value-type="float" office:value="82.9156893429945" calcext:value-type="float">
            <text:p>82.9156893429945</text:p>
          </table:table-cell>
          <table:table-cell office:value-type="float" office:value="209.28491518026" calcext:value-type="float">
            <text:p>209.28491518026</text:p>
          </table:table-cell>
          <table:table-cell office:value-type="string" calcext:value-type="string">
            <text:p>AT2G15960.1</text:p>
          </table:table-cell>
          <table:table-cell office:value-type="string" calcext:value-type="string">
            <text:p>unknown biological processes;unknown cellular components;unknown molecular functions</text:p>
          </table:table-cell>
          <table:table-cell table:number-columns-repeated="4"/>
          <table:table-cell office:value-type="float" office:value="480439" calcext:value-type="float">
            <text:p>480439</text:p>
          </table:table-cell>
          <table:table-cell office:value-type="string" calcext:value-type="string">
            <text:p>AT2G15960.1</text:p>
          </table:table-cell>
          <table:table-cell office:value-type="string" calcext:value-type="string">
            <text:p>Tp3g29250</text:p>
          </table:table-cell>
          <table:table-cell office:value-type="string" calcext:value-type="string">
            <text:p>similar to AT2G15960|unknown protein</text:p>
          </table:table-cell>
          <table:table-cell office:value-type="string" calcext:value-type="string">
            <text:p>XP_002883932.1</text:p>
          </table:table-cell>
          <table:table-cell office:value-type="string" calcext:value-type="string">
            <text:p>hypothetical protein ARALYDRAFT_480439</text:p>
          </table:table-cell>
        </table:table-row>
        <table:table-row table:style-name="ro1">
          <table:table-cell office:value-type="string" calcext:value-type="string">
            <text:p>Thhalv10025792m.g</text:p>
          </table:table-cell>
          <table:table-cell office:value-type="string" calcext:value-type="string">
            <text:p>PAC:20192946</text:p>
          </table:table-cell>
          <table:table-cell office:value-type="string" calcext:value-type="string">
            <text:p>scaffold_1</text:p>
          </table:table-cell>
          <table:table-cell office:value-type="float" office:value="1854561" calcext:value-type="float">
            <text:p>1854561</text:p>
          </table:table-cell>
          <table:table-cell office:value-type="float" office:value="1858278" calcext:value-type="float">
            <text:p>1858278</text:p>
          </table:table-cell>
          <table:table-cell office:value-type="string" calcext:value-type="string">
            <text:p>+</text:p>
          </table:table-cell>
          <table:table-cell office:value-type="float" office:value="5.21289101999282" calcext:value-type="float">
            <text:p>5.21289101999282</text:p>
          </table:table-cell>
          <table:table-cell office:value-type="float" office:value="1.54304883131544" calcext:value-type="float">
            <text:p>1.54304883131544</text:p>
          </table:table-cell>
          <table:table-cell office:value-type="float" office:value="3.52004798525542" calcext:value-type="float">
            <text:p>3.52004798525542</text:p>
          </table:table-cell>
          <table:table-cell office:value-type="float" office:value="5.52398260600862" calcext:value-type="float">
            <text:p>5.52398260600862</text:p>
          </table:table-cell>
          <table:table-cell office:value-type="float" office:value="24.1733720915979" calcext:value-type="float">
            <text:p>24.1733720915979</text:p>
          </table:table-cell>
          <table:table-cell office:value-type="float" office:value="7.77773714954823" calcext:value-type="float">
            <text:p>7.77773714954823</text:p>
          </table:table-cell>
          <table:table-cell office:value-type="float" office:value="1.16657921149845" calcext:value-type="float">
            <text:p>1.16657921149845</text:p>
          </table:table-cell>
          <table:table-cell office:value-type="float" office:value="0.931163897258108" calcext:value-type="float">
            <text:p>0.931163897258108</text:p>
          </table:table-cell>
          <table:table-cell office:value-type="float" office:value="1.9178284656558" calcext:value-type="float">
            <text:p>1.9178284656558</text:p>
          </table:table-cell>
          <table:table-cell office:value-type="float" office:value="1.9085366197773" calcext:value-type="float">
            <text:p>1.9085366197773</text:p>
          </table:table-cell>
          <table:table-cell office:value-type="float" office:value="2.62036038555739" calcext:value-type="float">
            <text:p>2.62036038555739</text:p>
          </table:table-cell>
          <table:table-cell office:value-type="float" office:value="1.48363254004615" calcext:value-type="float">
            <text:p>1.48363254004615</text:p>
          </table:table-cell>
          <table:table-cell office:value-type="string" calcext:value-type="string">
            <text:p>AT4G35640.1</text:p>
          </table:table-cell>
          <table:table-cell office:value-type="string" calcext:value-type="string">
            <text:p>cytosol;other cellular processes;other cytoplasmic components;other metabolic processes;transferase activity</text:p>
          </table:table-cell>
          <table:table-cell/>
          <table:table-cell office:value-type="string" calcext:value-type="string">
            <text:p>ATSERAT3;2;SERAT3;2</text:p>
          </table:table-cell>
          <table:table-cell office:value-type="string" calcext:value-type="string">
            <text:p>serine acetyltransferase 3;2</text:p>
          </table:table-cell>
          <table:table-cell office:value-type="string" calcext:value-type="string">
            <text:p>Cysteine and methionine metabolism;Sulfur metabolism;Metabolic pathways</text:p>
          </table:table-cell>
          <table:table-cell office:value-type="float" office:value="912811" calcext:value-type="float">
            <text:p>912811</text:p>
          </table:table-cell>
          <table:table-cell/>
          <table:table-cell office:value-type="string" calcext:value-type="string">
            <text:p>Tp7g33410</text:p>
          </table:table-cell>
          <table:table-cell office:value-type="string" calcext:value-type="string">
            <text:p>similar to AT4G35640|ATSERAT3;2 (Serine acetyltransferase 3;2); acetyltransferase/ serine O-acetyltransferase</text:p>
          </table:table-cell>
          <table:table-cell office:value-type="string" calcext:value-type="string">
            <text:p>XP_002867062.1</text:p>
          </table:table-cell>
          <table:table-cell office:value-type="string" calcext:value-type="string">
            <text:p>ATSERAT3_2</text:p>
          </table:table-cell>
        </table:table-row>
        <table:table-row table:style-name="ro1">
          <table:table-cell office:value-type="string" calcext:value-type="string">
            <text:p>Thhalv10026367m.g</text:p>
          </table:table-cell>
          <table:table-cell office:value-type="string" calcext:value-type="string">
            <text:p>PAC:20194311</text:p>
          </table:table-cell>
          <table:table-cell office:value-type="string" calcext:value-type="string">
            <text:p>scaffold_1</text:p>
          </table:table-cell>
          <table:table-cell office:value-type="float" office:value="8953930" calcext:value-type="float">
            <text:p>8953930</text:p>
          </table:table-cell>
          <table:table-cell office:value-type="float" office:value="8955979" calcext:value-type="float">
            <text:p>8955979</text:p>
          </table:table-cell>
          <table:table-cell office:value-type="string" calcext:value-type="string">
            <text:p>-</text:p>
          </table:table-cell>
          <table:table-cell office:value-type="float" office:value="154.214692674788" calcext:value-type="float">
            <text:p>154.214692674788</text:p>
          </table:table-cell>
          <table:table-cell office:value-type="float" office:value="305.583016632432" calcext:value-type="float">
            <text:p>305.583016632432</text:p>
          </table:table-cell>
          <table:table-cell office:value-type="float" office:value="151.034617041773" calcext:value-type="float">
            <text:p>151.034617041773</text:p>
          </table:table-cell>
          <table:table-cell office:value-type="float" office:value="178.638469758827" calcext:value-type="float">
            <text:p>178.638469758827</text:p>
          </table:table-cell>
          <table:table-cell office:value-type="float" office:value="245.38093144208" calcext:value-type="float">
            <text:p>245.38093144208</text:p>
          </table:table-cell>
          <table:table-cell office:value-type="float" office:value="181.741656559228" calcext:value-type="float">
            <text:p>181.741656559228</text:p>
          </table:table-cell>
          <table:table-cell office:value-type="float" office:value="110.889835048547" calcext:value-type="float">
            <text:p>110.889835048547</text:p>
          </table:table-cell>
          <table:table-cell office:value-type="float" office:value="115.464323260005" calcext:value-type="float">
            <text:p>115.464323260005</text:p>
          </table:table-cell>
          <table:table-cell office:value-type="float" office:value="110.594774852818" calcext:value-type="float">
            <text:p>110.594774852818</text:p>
          </table:table-cell>
          <table:table-cell office:value-type="float" office:value="84.5890694694155" calcext:value-type="float">
            <text:p>84.5890694694155</text:p>
          </table:table-cell>
          <table:table-cell office:value-type="float" office:value="116.668426690293" calcext:value-type="float">
            <text:p>116.668426690293</text:p>
          </table:table-cell>
          <table:table-cell office:value-type="float" office:value="158.841408818691" calcext:value-type="float">
            <text:p>158.841408818691</text:p>
          </table:table-cell>
          <table:table-cell office:value-type="string" calcext:value-type="string">
            <text:p>AT4G19200.1</text:p>
          </table:table-cell>
          <table:table-cell table:number-columns-repeated="3"/>
          <table:table-cell office:value-type="string" calcext:value-type="string">
            <text:p>proline-rich family protein</text:p>
          </table:table-cell>
          <table:table-cell/>
          <table:table-cell office:value-type="float" office:value="920725" calcext:value-type="float">
            <text:p>920725</text:p>
          </table:table-cell>
          <table:table-cell table:number-columns-repeated="3"/>
          <table:table-cell office:value-type="string" calcext:value-type="string">
            <text:p>XP_002862431.1</text:p>
          </table:table-cell>
          <table:table-cell office:value-type="string" calcext:value-type="string">
            <text:p>expressed protein</text:p>
          </table:table-cell>
        </table:table-row>
      </table:table>
      <table:table table:name="ps_PS_up_3" table:style-name="ta1">
        <table:table-column table:style-name="co27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5" table:number-columns-repeated="3" table:default-cell-style-name="Default"/>
        <table:table-column table:style-name="co41" table:number-columns-repeated="6" table:default-cell-style-name="Default"/>
        <table:table-column table:style-name="co42" table:number-columns-repeated="3" table:default-cell-style-name="Default"/>
        <table:table-column table:style-name="co43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TranscriptID</text:p>
          </table:table-cell>
          <table:table-cell office:value-type="string" calcext:value-type="string">
            <text:p>Scaffold</text:p>
          </table:table-cell>
          <table:table-cell office:value-type="string" calcext:value-type="string">
            <text:p>Begin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Strand</text:p>
          </table:table-cell>
          <table:table-cell office:value-type="string" calcext:value-type="string">
            <text:p>LPLS1</text:p>
          </table:table-cell>
          <table:table-cell office:value-type="string" calcext:value-type="string">
            <text:p>LPLS2</text:p>
          </table:table-cell>
          <table:table-cell office:value-type="string" calcext:value-type="string">
            <text:p>LPLS3</text:p>
          </table:table-cell>
          <table:table-cell office:value-type="string" calcext:value-type="string">
            <text:p>HPLS1</text:p>
          </table:table-cell>
          <table:table-cell office:value-type="string" calcext:value-type="string">
            <text:p>HPLS2</text:p>
          </table:table-cell>
          <table:table-cell office:value-type="string" calcext:value-type="string">
            <text:p>HPLS3</text:p>
          </table:table-cell>
          <table:table-cell office:value-type="string" calcext:value-type="string">
            <text:p>LPHS1</text:p>
          </table:table-cell>
          <table:table-cell office:value-type="string" calcext:value-type="string">
            <text:p>LPHS2</text:p>
          </table:table-cell>
          <table:table-cell office:value-type="string" calcext:value-type="string">
            <text:p>LPHS3</text:p>
          </table:table-cell>
          <table:table-cell office:value-type="string" calcext:value-type="string">
            <text:p>HPHS1</text:p>
          </table:table-cell>
          <table:table-cell office:value-type="string" calcext:value-type="string">
            <text:p>HPHS2</text:p>
          </table:table-cell>
          <table:table-cell office:value-type="string" calcext:value-type="string">
            <text:p>HPHS3</text:p>
          </table:table-cell>
          <table:table-cell office:value-type="string" calcext:value-type="string">
            <text:p>Ath.loci</text:p>
          </table:table-cell>
          <table:table-cell office:value-type="string" calcext:value-type="string">
            <text:p>GO.slims</text:p>
          </table:table-cell>
          <table:table-cell office:value-type="string" calcext:value-type="string">
            <text:p>Caitlin.s.notes</text:p>
          </table:table-cell>
          <table:table-cell office:value-type="string" calcext:value-type="string">
            <text:p>Ath.gene.symbols</text:p>
          </table:table-cell>
          <table:table-cell office:value-type="string" calcext:value-type="string">
            <text:p>Ath.desc</text:p>
          </table:table-cell>
          <table:table-cell office:value-type="string" calcext:value-type="string">
            <text:p>KEGG.pathways</text:p>
          </table:table-cell>
          <table:table-cell office:value-type="string" calcext:value-type="string">
            <text:p>A..lyrata.IDs</text:p>
          </table:table-cell>
          <table:table-cell office:value-type="string" calcext:value-type="string">
            <text:p>A..lyrata.desc</text:p>
          </table:table-cell>
          <table:table-cell office:value-type="string" calcext:value-type="string">
            <text:p>T..parvula.IDs</text:p>
          </table:table-cell>
          <table:table-cell office:value-type="string" calcext:value-type="string">
            <text:p>T..parvula.desc</text:p>
          </table:table-cell>
          <table:table-cell office:value-type="string" calcext:value-type="string">
            <text:p>RefSeq.Plants.IDs</text:p>
          </table:table-cell>
          <table:table-cell office:value-type="string" calcext:value-type="string">
            <text:p>RefSeq.Plants.desc</text:p>
          </table:table-cell>
        </table:table-row>
      </table:table>
      <table:table table:name="ps_PS_dn_3" table:style-name="ta1">
        <table:table-column table:style-name="co27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5" table:number-columns-repeated="3" table:default-cell-style-name="Default"/>
        <table:table-column table:style-name="co41" table:number-columns-repeated="6" table:default-cell-style-name="Default"/>
        <table:table-column table:style-name="co42" table:number-columns-repeated="3" table:default-cell-style-name="Default"/>
        <table:table-column table:style-name="co43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TranscriptID</text:p>
          </table:table-cell>
          <table:table-cell office:value-type="string" calcext:value-type="string">
            <text:p>Scaffold</text:p>
          </table:table-cell>
          <table:table-cell office:value-type="string" calcext:value-type="string">
            <text:p>Begin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Strand</text:p>
          </table:table-cell>
          <table:table-cell office:value-type="string" calcext:value-type="string">
            <text:p>LPLS1</text:p>
          </table:table-cell>
          <table:table-cell office:value-type="string" calcext:value-type="string">
            <text:p>LPLS2</text:p>
          </table:table-cell>
          <table:table-cell office:value-type="string" calcext:value-type="string">
            <text:p>LPLS3</text:p>
          </table:table-cell>
          <table:table-cell office:value-type="string" calcext:value-type="string">
            <text:p>HPLS1</text:p>
          </table:table-cell>
          <table:table-cell office:value-type="string" calcext:value-type="string">
            <text:p>HPLS2</text:p>
          </table:table-cell>
          <table:table-cell office:value-type="string" calcext:value-type="string">
            <text:p>HPLS3</text:p>
          </table:table-cell>
          <table:table-cell office:value-type="string" calcext:value-type="string">
            <text:p>LPHS1</text:p>
          </table:table-cell>
          <table:table-cell office:value-type="string" calcext:value-type="string">
            <text:p>LPHS2</text:p>
          </table:table-cell>
          <table:table-cell office:value-type="string" calcext:value-type="string">
            <text:p>LPHS3</text:p>
          </table:table-cell>
          <table:table-cell office:value-type="string" calcext:value-type="string">
            <text:p>HPHS1</text:p>
          </table:table-cell>
          <table:table-cell office:value-type="string" calcext:value-type="string">
            <text:p>HPHS2</text:p>
          </table:table-cell>
          <table:table-cell office:value-type="string" calcext:value-type="string">
            <text:p>HPHS3</text:p>
          </table:table-cell>
          <table:table-cell office:value-type="string" calcext:value-type="string">
            <text:p>Ath.loci</text:p>
          </table:table-cell>
          <table:table-cell office:value-type="string" calcext:value-type="string">
            <text:p>GO.slims</text:p>
          </table:table-cell>
          <table:table-cell office:value-type="string" calcext:value-type="string">
            <text:p>Caitlin.s.notes</text:p>
          </table:table-cell>
          <table:table-cell office:value-type="string" calcext:value-type="string">
            <text:p>Ath.gene.symbols</text:p>
          </table:table-cell>
          <table:table-cell office:value-type="string" calcext:value-type="string">
            <text:p>Ath.desc</text:p>
          </table:table-cell>
          <table:table-cell office:value-type="string" calcext:value-type="string">
            <text:p>KEGG.pathways</text:p>
          </table:table-cell>
          <table:table-cell office:value-type="string" calcext:value-type="string">
            <text:p>A..lyrata.IDs</text:p>
          </table:table-cell>
          <table:table-cell office:value-type="string" calcext:value-type="string">
            <text:p>A..lyrata.desc</text:p>
          </table:table-cell>
          <table:table-cell office:value-type="string" calcext:value-type="string">
            <text:p>T..parvula.IDs</text:p>
          </table:table-cell>
          <table:table-cell office:value-type="string" calcext:value-type="string">
            <text:p>T..parvula.desc</text:p>
          </table:table-cell>
          <table:table-cell office:value-type="string" calcext:value-type="string">
            <text:p>RefSeq.Plants.IDs</text:p>
          </table:table-cell>
          <table:table-cell office:value-type="string" calcext:value-type="string">
            <text:p>RefSeq.Plants.desc</text:p>
          </table:table-cell>
        </table:table-row>
      </table:table>
      <table:table table:name="pS_PS_up_2" table:style-name="ta1">
        <table:table-column table:style-name="co27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5" table:number-columns-repeated="3" table:default-cell-style-name="Default"/>
        <table:table-column table:style-name="co41" table:number-columns-repeated="6" table:default-cell-style-name="Default"/>
        <table:table-column table:style-name="co42" table:number-columns-repeated="3" table:default-cell-style-name="Default"/>
        <table:table-column table:style-name="co43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TranscriptID</text:p>
          </table:table-cell>
          <table:table-cell office:value-type="string" calcext:value-type="string">
            <text:p>Scaffold</text:p>
          </table:table-cell>
          <table:table-cell office:value-type="string" calcext:value-type="string">
            <text:p>Begin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Strand</text:p>
          </table:table-cell>
          <table:table-cell office:value-type="string" calcext:value-type="string">
            <text:p>LPLS1</text:p>
          </table:table-cell>
          <table:table-cell office:value-type="string" calcext:value-type="string">
            <text:p>LPLS2</text:p>
          </table:table-cell>
          <table:table-cell office:value-type="string" calcext:value-type="string">
            <text:p>LPLS3</text:p>
          </table:table-cell>
          <table:table-cell office:value-type="string" calcext:value-type="string">
            <text:p>HPLS1</text:p>
          </table:table-cell>
          <table:table-cell office:value-type="string" calcext:value-type="string">
            <text:p>HPLS2</text:p>
          </table:table-cell>
          <table:table-cell office:value-type="string" calcext:value-type="string">
            <text:p>HPLS3</text:p>
          </table:table-cell>
          <table:table-cell office:value-type="string" calcext:value-type="string">
            <text:p>LPHS1</text:p>
          </table:table-cell>
          <table:table-cell office:value-type="string" calcext:value-type="string">
            <text:p>LPHS2</text:p>
          </table:table-cell>
          <table:table-cell office:value-type="string" calcext:value-type="string">
            <text:p>LPHS3</text:p>
          </table:table-cell>
          <table:table-cell office:value-type="string" calcext:value-type="string">
            <text:p>HPHS1</text:p>
          </table:table-cell>
          <table:table-cell office:value-type="string" calcext:value-type="string">
            <text:p>HPHS2</text:p>
          </table:table-cell>
          <table:table-cell office:value-type="string" calcext:value-type="string">
            <text:p>HPHS3</text:p>
          </table:table-cell>
          <table:table-cell office:value-type="string" calcext:value-type="string">
            <text:p>Ath.loci</text:p>
          </table:table-cell>
          <table:table-cell office:value-type="string" calcext:value-type="string">
            <text:p>GO.slims</text:p>
          </table:table-cell>
          <table:table-cell office:value-type="string" calcext:value-type="string">
            <text:p>Caitlin.s.notes</text:p>
          </table:table-cell>
          <table:table-cell office:value-type="string" calcext:value-type="string">
            <text:p>Ath.gene.symbols</text:p>
          </table:table-cell>
          <table:table-cell office:value-type="string" calcext:value-type="string">
            <text:p>Ath.desc</text:p>
          </table:table-cell>
          <table:table-cell office:value-type="string" calcext:value-type="string">
            <text:p>KEGG.pathways</text:p>
          </table:table-cell>
          <table:table-cell office:value-type="string" calcext:value-type="string">
            <text:p>A..lyrata.IDs</text:p>
          </table:table-cell>
          <table:table-cell office:value-type="string" calcext:value-type="string">
            <text:p>A..lyrata.desc</text:p>
          </table:table-cell>
          <table:table-cell office:value-type="string" calcext:value-type="string">
            <text:p>T..parvula.IDs</text:p>
          </table:table-cell>
          <table:table-cell office:value-type="string" calcext:value-type="string">
            <text:p>T..parvula.desc</text:p>
          </table:table-cell>
          <table:table-cell office:value-type="string" calcext:value-type="string">
            <text:p>RefSeq.Plants.IDs</text:p>
          </table:table-cell>
          <table:table-cell office:value-type="string" calcext:value-type="string">
            <text:p>RefSeq.Plants.desc</text:p>
          </table:table-cell>
        </table:table-row>
      </table:table>
      <table:table table:name="pS_PS_dn_2" table:style-name="ta1">
        <table:table-column table:style-name="co26" table:default-cell-style-name="Default"/>
        <table:table-column table:style-name="co25" table:default-cell-style-name="Default"/>
        <table:table-row table:style-name="ro1">
          <table:table-cell office:value-type="string" calcext:value-type="string">
            <text:p>NA.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</table:table>
      <table:table table:name="Ps_PS_up" table:style-name="ta1">
        <table:table-column table:style-name="co1" table:default-cell-style-name="Default"/>
        <table:table-column table:style-name="co2" table:default-cell-style-name="Default"/>
        <table:table-column table:style-name="co28" table:default-cell-style-name="Default"/>
        <table:table-column table:style-name="co4" table:default-cell-style-name="Default"/>
        <table:table-column table:style-name="co23" table:default-cell-style-name="Default"/>
        <table:table-column table:style-name="co5" table:default-cell-style-name="Default"/>
        <table:table-column table:style-name="co6" table:default-cell-style-name="Default"/>
        <table:table-column table:style-name="co8" table:number-columns-repeated="3" table:default-cell-style-name="Default"/>
        <table:table-column table:style-name="co6" table:number-columns-repeated="3" table:default-cell-style-name="Default"/>
        <table:table-column table:style-name="co8" table:default-cell-style-name="Default"/>
        <table:table-column table:style-name="co6" table:default-cell-style-name="Default"/>
        <table:table-column table:style-name="co8" table:number-columns-repeated="2" table:default-cell-style-name="Default"/>
        <table:table-column table:style-name="co6" table:default-cell-style-name="Default"/>
        <table:table-column table:style-name="co44" table:default-cell-style-name="Default"/>
        <table:table-column table:style-name="co32" table:default-cell-style-name="Default"/>
        <table:table-column table:style-name="co11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36" table:default-cell-style-name="Default"/>
        <table:table-column table:style-name="co45" table:default-cell-style-name="Default"/>
        <table:table-column table:style-name="co46" table:default-cell-style-name="Default"/>
        <table:table-row table:style-name="ro1">
          <table:table-cell office:value-type="string" calcext:value-type="string">
            <text:p>TranscriptID</text:p>
          </table:table-cell>
          <table:table-cell office:value-type="string" calcext:value-type="string">
            <text:p>Scaffold</text:p>
          </table:table-cell>
          <table:table-cell office:value-type="string" calcext:value-type="string">
            <text:p>Begin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Strand</text:p>
          </table:table-cell>
          <table:table-cell office:value-type="string" calcext:value-type="string">
            <text:p>LPLS1</text:p>
          </table:table-cell>
          <table:table-cell office:value-type="string" calcext:value-type="string">
            <text:p>LPLS2</text:p>
          </table:table-cell>
          <table:table-cell office:value-type="string" calcext:value-type="string">
            <text:p>LPLS3</text:p>
          </table:table-cell>
          <table:table-cell office:value-type="string" calcext:value-type="string">
            <text:p>HPLS1</text:p>
          </table:table-cell>
          <table:table-cell office:value-type="string" calcext:value-type="string">
            <text:p>HPLS2</text:p>
          </table:table-cell>
          <table:table-cell office:value-type="string" calcext:value-type="string">
            <text:p>HPLS3</text:p>
          </table:table-cell>
          <table:table-cell office:value-type="string" calcext:value-type="string">
            <text:p>LPHS1</text:p>
          </table:table-cell>
          <table:table-cell office:value-type="string" calcext:value-type="string">
            <text:p>LPHS2</text:p>
          </table:table-cell>
          <table:table-cell office:value-type="string" calcext:value-type="string">
            <text:p>LPHS3</text:p>
          </table:table-cell>
          <table:table-cell office:value-type="string" calcext:value-type="string">
            <text:p>HPHS1</text:p>
          </table:table-cell>
          <table:table-cell office:value-type="string" calcext:value-type="string">
            <text:p>HPHS2</text:p>
          </table:table-cell>
          <table:table-cell office:value-type="string" calcext:value-type="string">
            <text:p>HPHS3</text:p>
          </table:table-cell>
          <table:table-cell office:value-type="string" calcext:value-type="string">
            <text:p>Ath.loci</text:p>
          </table:table-cell>
          <table:table-cell office:value-type="string" calcext:value-type="string">
            <text:p>GO.slims</text:p>
          </table:table-cell>
          <table:table-cell office:value-type="string" calcext:value-type="string">
            <text:p>Caitlin.s.notes</text:p>
          </table:table-cell>
          <table:table-cell office:value-type="string" calcext:value-type="string">
            <text:p>Ath.gene.symbols</text:p>
          </table:table-cell>
          <table:table-cell office:value-type="string" calcext:value-type="string">
            <text:p>Ath.desc</text:p>
          </table:table-cell>
          <table:table-cell office:value-type="string" calcext:value-type="string">
            <text:p>KEGG.pathways</text:p>
          </table:table-cell>
          <table:table-cell office:value-type="string" calcext:value-type="string">
            <text:p>A..lyrata.IDs</text:p>
          </table:table-cell>
          <table:table-cell office:value-type="string" calcext:value-type="string">
            <text:p>A..lyrata.desc</text:p>
          </table:table-cell>
          <table:table-cell office:value-type="string" calcext:value-type="string">
            <text:p>T..parvula.IDs</text:p>
          </table:table-cell>
          <table:table-cell office:value-type="string" calcext:value-type="string">
            <text:p>T..parvula.desc</text:p>
          </table:table-cell>
          <table:table-cell office:value-type="string" calcext:value-type="string">
            <text:p>RefSeq.Plants.IDs</text:p>
          </table:table-cell>
          <table:table-cell office:value-type="string" calcext:value-type="string">
            <text:p>RefSeq.Plants.desc</text:p>
          </table:table-cell>
          <table:table-cell/>
        </table:table-row>
        <table:table-row table:style-name="ro1">
          <table:table-cell office:value-type="string" calcext:value-type="string">
            <text:p>DROUGHT.14255</text:p>
          </table:table-cell>
          <table:table-cell office:value-type="string" calcext:value-type="string">
            <text:p>DROUGHT.14255.1</text:p>
          </table:table-cell>
          <table:table-cell office:value-type="string" calcext:value-type="string">
            <text:p>scaffold_2</text:p>
          </table:table-cell>
          <table:table-cell office:value-type="float" office:value="14209720" calcext:value-type="float">
            <text:p>14209720</text:p>
          </table:table-cell>
          <table:table-cell office:value-type="float" office:value="14211273" calcext:value-type="float">
            <text:p>14211273</text:p>
          </table:table-cell>
          <table:table-cell office:value-type="string" calcext:value-type="string">
            <text:p>-</text:p>
          </table:table-cell>
          <table:table-cell office:value-type="float" office:value="55.6041708799234" calcext:value-type="float">
            <text:p>55.6041708799234</text:p>
          </table:table-cell>
          <table:table-cell office:value-type="float" office:value="40.3566617420962" calcext:value-type="float">
            <text:p>40.3566617420962</text:p>
          </table:table-cell>
          <table:table-cell office:value-type="float" office:value="61.9692168567059" calcext:value-type="float">
            <text:p>61.9692168567059</text:p>
          </table:table-cell>
          <table:table-cell office:value-type="float" office:value="37.8660097992526" calcext:value-type="float">
            <text:p>37.8660097992526</text:p>
          </table:table-cell>
          <table:table-cell office:value-type="float" office:value="69.8059130925792" calcext:value-type="float">
            <text:p>69.8059130925792</text:p>
          </table:table-cell>
          <table:table-cell office:value-type="float" office:value="59.7598796814209" calcext:value-type="float">
            <text:p>59.7598796814209</text:p>
          </table:table-cell>
          <table:table-cell office:value-type="float" office:value="65.3284358439133" calcext:value-type="float">
            <text:p>65.3284358439133</text:p>
          </table:table-cell>
          <table:table-cell office:value-type="float" office:value="93.2596457100044" calcext:value-type="float">
            <text:p>93.2596457100044</text:p>
          </table:table-cell>
          <table:table-cell office:value-type="float" office:value="40.1465425477282" calcext:value-type="float">
            <text:p>40.1465425477282</text:p>
          </table:table-cell>
          <table:table-cell office:value-type="float" office:value="20.3122825962013" calcext:value-type="float">
            <text:p>20.3122825962013</text:p>
          </table:table-cell>
          <table:table-cell office:value-type="float" office:value="28.0129003122683" calcext:value-type="float">
            <text:p>28.0129003122683</text:p>
          </table:table-cell>
          <table:table-cell office:value-type="float" office:value="30.1362859696875" calcext:value-type="float">
            <text:p>30.1362859696875</text:p>
          </table:table-cell>
          <table:table-cell office:value-type="string" calcext:value-type="string">
            <text:p>AT4G35070</text:p>
          </table:table-cell>
          <table:table-cell office:value-type="string" calcext:value-type="string">
            <text:p>other cytoplasmic components</text:p>
          </table:table-cell>
          <table:table-cell/>
          <table:table-cell table:number-columns-repeated="9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DROUGHT.16930</text:p>
          </table:table-cell>
          <table:table-cell office:value-type="string" calcext:value-type="string">
            <text:p>DROUGHT.16930.1</text:p>
          </table:table-cell>
          <table:table-cell office:value-type="string" calcext:value-type="string">
            <text:p>scaffold_4</text:p>
          </table:table-cell>
          <table:table-cell office:value-type="float" office:value="4163565" calcext:value-type="float">
            <text:p>4163565</text:p>
          </table:table-cell>
          <table:table-cell office:value-type="float" office:value="4164447" calcext:value-type="float">
            <text:p>4164447</text:p>
          </table:table-cell>
          <table:table-cell office:value-type="string" calcext:value-type="string">
            <text:p>-</text:p>
          </table:table-cell>
          <table:table-cell office:value-type="float" office:value="6.95052135999043" calcext:value-type="float">
            <text:p>6.95052135999043</text:p>
          </table:table-cell>
          <table:table-cell office:value-type="float" office:value="25.1635655568365" calcext:value-type="float">
            <text:p>25.1635655568365</text:p>
          </table:table-cell>
          <table:table-cell office:value-type="float" office:value="5.73031067367162" calcext:value-type="float">
            <text:p>5.73031067367162</text:p>
          </table:table-cell>
          <table:table-cell office:value-type="float" office:value="6.68223702339752" calcext:value-type="float">
            <text:p>6.68223702339752</text:p>
          </table:table-cell>
          <table:table-cell office:value-type="float" office:value="34.3516340249023" calcext:value-type="float">
            <text:p>34.3516340249023</text:p>
          </table:table-cell>
          <table:table-cell office:value-type="float" office:value="14.9959248638772" calcext:value-type="float">
            <text:p>14.9959248638772</text:p>
          </table:table-cell>
          <table:table-cell office:value-type="float" office:value="3.37011772210664" calcext:value-type="float">
            <text:p>3.37011772210664</text:p>
          </table:table-cell>
          <table:table-cell office:value-type="float" office:value="5.01395944677443" calcext:value-type="float">
            <text:p>5.01395944677443</text:p>
          </table:table-cell>
          <table:table-cell office:value-type="float" office:value="5.36991970383625" calcext:value-type="float">
            <text:p>5.36991970383625</text:p>
          </table:table-cell>
          <table:table-cell office:value-type="float" office:value="0.477134154944326" calcext:value-type="float">
            <text:p>0.477134154944326</text:p>
          </table:table-cell>
          <table:table-cell office:value-type="float" office:value="6.55090096389347" calcext:value-type="float">
            <text:p>6.55090096389347</text:p>
          </table:table-cell>
          <table:table-cell office:value-type="float" office:value="7.13998159897211" calcext:value-type="float">
            <text:p>7.13998159897211</text:p>
          </table:table-cell>
          <table:table-cell table:number-columns-repeated="2" office:value-type="string" calcext:value-type="string">
            <text:p>NA</text:p>
          </table:table-cell>
          <table:table-cell/>
          <table:table-cell table:number-columns-repeated="9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DROUGHT.25547</text:p>
          </table:table-cell>
          <table:table-cell office:value-type="string" calcext:value-type="string">
            <text:p>DROUGHT.25547.1</text:p>
          </table:table-cell>
          <table:table-cell office:value-type="string" calcext:value-type="string">
            <text:p>scaffold_9</text:p>
          </table:table-cell>
          <table:table-cell office:value-type="float" office:value="4880837" calcext:value-type="float">
            <text:p>4880837</text:p>
          </table:table-cell>
          <table:table-cell office:value-type="float" office:value="4896041" calcext:value-type="float">
            <text:p>4896041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0.296740159868355" calcext:value-type="float">
            <text:p>0.296740159868355</text:p>
          </table:table-cell>
          <table:table-cell office:value-type="float" office:value="0.818615810524516" calcext:value-type="float">
            <text:p>0.818615810524516</text:p>
          </table:table-cell>
          <table:table-cell office:value-type="float" office:value="0.267289480935901" calcext:value-type="float">
            <text:p>0.267289480935901</text:p>
          </table:table-cell>
          <table:table-cell office:value-type="float" office:value="9.75416768608337" calcext:value-type="float">
            <text:p>9.75416768608337</text:p>
          </table:table-cell>
          <table:table-cell office:value-type="float" office:value="2.01437796678947" calcext:value-type="float">
            <text:p>2.014377966789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392761552186" calcext:value-type="float">
            <text:p>0.06392761552186</text:p>
          </table:table-cell>
          <table:table-cell office:value-type="float" office:value="0" calcext:value-type="float">
            <text:p>0</text:p>
          </table:table-cell>
          <table:table-cell office:value-type="float" office:value="0.187168598968385" calcext:value-type="float">
            <text:p>0.18716859896838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/>
          <table:table-cell table:number-columns-repeated="9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Thhalv10009246m.g</text:p>
          </table:table-cell>
          <table:table-cell office:value-type="string" calcext:value-type="string">
            <text:p>PAC:20187365</text:p>
          </table:table-cell>
          <table:table-cell office:value-type="string" calcext:value-type="string">
            <text:p>scaffold_5</text:p>
          </table:table-cell>
          <table:table-cell office:value-type="float" office:value="6130012" calcext:value-type="float">
            <text:p>6130012</text:p>
          </table:table-cell>
          <table:table-cell office:value-type="float" office:value="6131012" calcext:value-type="float">
            <text:p>6131012</text:p>
          </table:table-cell>
          <table:table-cell office:value-type="string" calcext:value-type="string">
            <text:p>+</text:p>
          </table:table-cell>
          <table:table-cell office:value-type="float" office:value="2.60644550999641" calcext:value-type="float">
            <text:p>2.60644550999641</text:p>
          </table:table-cell>
          <table:table-cell office:value-type="float" office:value="6.11284729328811" calcext:value-type="float">
            <text:p>6.11284729328811</text:p>
          </table:table-cell>
          <table:table-cell office:value-type="float" office:value="2.29212426946865" calcext:value-type="float">
            <text:p>2.29212426946865</text:p>
          </table:table-cell>
          <table:table-cell office:value-type="float" office:value="2.76199130300431" calcext:value-type="float">
            <text:p>2.76199130300431</text:p>
          </table:table-cell>
          <table:table-cell office:value-type="float" office:value="5.85250061165002" calcext:value-type="float">
            <text:p>5.85250061165002</text:p>
          </table:table-cell>
          <table:table-cell office:value-type="float" office:value="5.87526906980262" calcext:value-type="float">
            <text:p>5.87526906980262</text:p>
          </table:table-cell>
          <table:table-cell office:value-type="float" office:value="1.94429868583075" calcext:value-type="float">
            <text:p>1.94429868583075</text:p>
          </table:table-cell>
          <table:table-cell office:value-type="float" office:value="0.787907913064553" calcext:value-type="float">
            <text:p>0.787907913064553</text:p>
          </table:table-cell>
          <table:table-cell office:value-type="float" office:value="2.2374665432651" calcext:value-type="float">
            <text:p>2.2374665432651</text:p>
          </table:table-cell>
          <table:table-cell office:value-type="float" office:value="0.477134154944326" calcext:value-type="float">
            <text:p>0.477134154944326</text:p>
          </table:table-cell>
          <table:table-cell office:value-type="float" office:value="0.998232527831386" calcext:value-type="float">
            <text:p>0.998232527831386</text:p>
          </table:table-cell>
          <table:table-cell office:value-type="float" office:value="2.22544881006923" calcext:value-type="float">
            <text:p>2.22544881006923</text:p>
          </table:table-cell>
          <table:table-cell office:value-type="string" calcext:value-type="string">
            <text:p>AT1G25275.1;AT1G25275.3</text:p>
          </table:table-cell>
          <table:table-cell office:value-type="string" calcext:value-type="string">
            <text:p>other cellular components;response to abiotic or biotic stimulus;unknown molecular functions</text:p>
          </table:table-cell>
          <table:table-cell table:number-columns-repeated="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Tp1g22980</text:p>
          </table:table-cell>
          <table:table-cell office:value-type="string" calcext:value-type="string">
            <text:p>similar to AT1G25275|unknown protein</text:p>
          </table:table-cell>
          <table:table-cell office:value-type="string" calcext:value-type="string">
            <text:p>NP_564227.1;NP_001031090.1</text:p>
          </table:table-cell>
          <table:table-cell office:value-type="string" calcext:value-type="string">
            <text:p>uncharacterized protein;uncharacterized protein</text:p>
          </table:table-cell>
        </table:table-row>
        <table:table-row table:style-name="ro1">
          <table:table-cell office:value-type="string" calcext:value-type="string">
            <text:p>Thhalv10025792m.g</text:p>
          </table:table-cell>
          <table:table-cell office:value-type="string" calcext:value-type="string">
            <text:p>PAC:20192946</text:p>
          </table:table-cell>
          <table:table-cell office:value-type="string" calcext:value-type="string">
            <text:p>scaffold_1</text:p>
          </table:table-cell>
          <table:table-cell office:value-type="float" office:value="1854561" calcext:value-type="float">
            <text:p>1854561</text:p>
          </table:table-cell>
          <table:table-cell office:value-type="float" office:value="1858278" calcext:value-type="float">
            <text:p>1858278</text:p>
          </table:table-cell>
          <table:table-cell office:value-type="string" calcext:value-type="string">
            <text:p>+</text:p>
          </table:table-cell>
          <table:table-cell office:value-type="float" office:value="5.21289101999282" calcext:value-type="float">
            <text:p>5.21289101999282</text:p>
          </table:table-cell>
          <table:table-cell office:value-type="float" office:value="1.54304883131544" calcext:value-type="float">
            <text:p>1.54304883131544</text:p>
          </table:table-cell>
          <table:table-cell office:value-type="float" office:value="3.52004798525542" calcext:value-type="float">
            <text:p>3.52004798525542</text:p>
          </table:table-cell>
          <table:table-cell office:value-type="float" office:value="5.52398260600862" calcext:value-type="float">
            <text:p>5.52398260600862</text:p>
          </table:table-cell>
          <table:table-cell office:value-type="float" office:value="24.1733720915979" calcext:value-type="float">
            <text:p>24.1733720915979</text:p>
          </table:table-cell>
          <table:table-cell office:value-type="float" office:value="7.77773714954823" calcext:value-type="float">
            <text:p>7.77773714954823</text:p>
          </table:table-cell>
          <table:table-cell office:value-type="float" office:value="1.16657921149845" calcext:value-type="float">
            <text:p>1.16657921149845</text:p>
          </table:table-cell>
          <table:table-cell office:value-type="float" office:value="0.931163897258108" calcext:value-type="float">
            <text:p>0.931163897258108</text:p>
          </table:table-cell>
          <table:table-cell office:value-type="float" office:value="1.9178284656558" calcext:value-type="float">
            <text:p>1.9178284656558</text:p>
          </table:table-cell>
          <table:table-cell office:value-type="float" office:value="1.9085366197773" calcext:value-type="float">
            <text:p>1.9085366197773</text:p>
          </table:table-cell>
          <table:table-cell office:value-type="float" office:value="2.62036038555739" calcext:value-type="float">
            <text:p>2.62036038555739</text:p>
          </table:table-cell>
          <table:table-cell office:value-type="float" office:value="1.48363254004615" calcext:value-type="float">
            <text:p>1.48363254004615</text:p>
          </table:table-cell>
          <table:table-cell office:value-type="string" calcext:value-type="string">
            <text:p>AT4G35640.1</text:p>
          </table:table-cell>
          <table:table-cell office:value-type="string" calcext:value-type="string">
            <text:p>cytosol;other cellular processes;other cytoplasmic components;other metabolic processes;transferase activity</text:p>
          </table:table-cell>
          <table:table-cell/>
          <table:table-cell office:value-type="string" calcext:value-type="string">
            <text:p>ATSERAT3;2;SERAT3;2</text:p>
          </table:table-cell>
          <table:table-cell office:value-type="string" calcext:value-type="string">
            <text:p>serine acetyltransferase 3;2</text:p>
          </table:table-cell>
          <table:table-cell office:value-type="string" calcext:value-type="string">
            <text:p>Cysteine and methionine metabolism;Sulfur metabolism;Metabolic pathways</text:p>
          </table:table-cell>
          <table:table-cell office:value-type="float" office:value="912811" calcext:value-type="float">
            <text:p>912811</text:p>
          </table:table-cell>
          <table:table-cell/>
          <table:table-cell office:value-type="string" calcext:value-type="string">
            <text:p>Tp7g33410</text:p>
          </table:table-cell>
          <table:table-cell office:value-type="string" calcext:value-type="string">
            <text:p>similar to AT4G35640|ATSERAT3;2 (Serine acetyltransferase 3;2); acetyltransferase/ serine O-acetyltransferase</text:p>
          </table:table-cell>
          <table:table-cell office:value-type="string" calcext:value-type="string">
            <text:p>XP_002867062.1</text:p>
          </table:table-cell>
          <table:table-cell office:value-type="string" calcext:value-type="string">
            <text:p>ATSERAT3_2</text:p>
          </table:table-cell>
        </table:table-row>
      </table:table>
      <table:table table:name="Ps_PS_dn" table:style-name="ta1">
        <table:table-column table:style-name="co27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5" table:number-columns-repeated="3" table:default-cell-style-name="Default"/>
        <table:table-column table:style-name="co41" table:number-columns-repeated="6" table:default-cell-style-name="Default"/>
        <table:table-column table:style-name="co42" table:number-columns-repeated="3" table:default-cell-style-name="Default"/>
        <table:table-column table:style-name="co43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TranscriptID</text:p>
          </table:table-cell>
          <table:table-cell office:value-type="string" calcext:value-type="string">
            <text:p>Scaffold</text:p>
          </table:table-cell>
          <table:table-cell office:value-type="string" calcext:value-type="string">
            <text:p>Begin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Strand</text:p>
          </table:table-cell>
          <table:table-cell office:value-type="string" calcext:value-type="string">
            <text:p>LPLS1</text:p>
          </table:table-cell>
          <table:table-cell office:value-type="string" calcext:value-type="string">
            <text:p>LPLS2</text:p>
          </table:table-cell>
          <table:table-cell office:value-type="string" calcext:value-type="string">
            <text:p>LPLS3</text:p>
          </table:table-cell>
          <table:table-cell office:value-type="string" calcext:value-type="string">
            <text:p>HPLS1</text:p>
          </table:table-cell>
          <table:table-cell office:value-type="string" calcext:value-type="string">
            <text:p>HPLS2</text:p>
          </table:table-cell>
          <table:table-cell office:value-type="string" calcext:value-type="string">
            <text:p>HPLS3</text:p>
          </table:table-cell>
          <table:table-cell office:value-type="string" calcext:value-type="string">
            <text:p>LPHS1</text:p>
          </table:table-cell>
          <table:table-cell office:value-type="string" calcext:value-type="string">
            <text:p>LPHS2</text:p>
          </table:table-cell>
          <table:table-cell office:value-type="string" calcext:value-type="string">
            <text:p>LPHS3</text:p>
          </table:table-cell>
          <table:table-cell office:value-type="string" calcext:value-type="string">
            <text:p>HPHS1</text:p>
          </table:table-cell>
          <table:table-cell office:value-type="string" calcext:value-type="string">
            <text:p>HPHS2</text:p>
          </table:table-cell>
          <table:table-cell office:value-type="string" calcext:value-type="string">
            <text:p>HPHS3</text:p>
          </table:table-cell>
          <table:table-cell office:value-type="string" calcext:value-type="string">
            <text:p>Ath.loci</text:p>
          </table:table-cell>
          <table:table-cell office:value-type="string" calcext:value-type="string">
            <text:p>GO.slims</text:p>
          </table:table-cell>
          <table:table-cell office:value-type="string" calcext:value-type="string">
            <text:p>Caitlin.s.notes</text:p>
          </table:table-cell>
          <table:table-cell office:value-type="string" calcext:value-type="string">
            <text:p>Ath.gene.symbols</text:p>
          </table:table-cell>
          <table:table-cell office:value-type="string" calcext:value-type="string">
            <text:p>Ath.desc</text:p>
          </table:table-cell>
          <table:table-cell office:value-type="string" calcext:value-type="string">
            <text:p>KEGG.pathways</text:p>
          </table:table-cell>
          <table:table-cell office:value-type="string" calcext:value-type="string">
            <text:p>A..lyrata.IDs</text:p>
          </table:table-cell>
          <table:table-cell office:value-type="string" calcext:value-type="string">
            <text:p>A..lyrata.desc</text:p>
          </table:table-cell>
          <table:table-cell office:value-type="string" calcext:value-type="string">
            <text:p>T..parvula.IDs</text:p>
          </table:table-cell>
          <table:table-cell office:value-type="string" calcext:value-type="string">
            <text:p>T..parvula.desc</text:p>
          </table:table-cell>
          <table:table-cell office:value-type="string" calcext:value-type="string">
            <text:p>RefSeq.Plants.IDs</text:p>
          </table:table-cell>
          <table:table-cell office:value-type="string" calcext:value-type="string">
            <text:p>RefSeq.Plants.desc</text:p>
          </table:table-cell>
        </table:table-row>
      </table:table>
      <table:table table:name="s_S_up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8" table:number-columns-repeated="3" table:default-cell-style-name="Default"/>
        <table:table-column table:style-name="co6" table:number-columns-repeated="2" table:default-cell-style-name="Default"/>
        <table:table-column table:style-name="co8" table:number-columns-repeated="5" table:default-cell-style-name="Default"/>
        <table:table-column table:style-name="co22" table:default-cell-style-name="Default"/>
        <table:table-column table:style-name="co44" table:default-cell-style-name="Default"/>
        <table:table-column table:style-name="co47" table:default-cell-style-name="Default"/>
        <table:table-column table:style-name="co11" table:default-cell-style-name="Default"/>
        <table:table-column table:style-name="co33" table:default-cell-style-name="Default"/>
        <table:table-column table:style-name="co48" table:default-cell-style-name="Default"/>
        <table:table-column table:style-name="co35" table:default-cell-style-name="Default"/>
        <table:table-column table:style-name="co15" table:default-cell-style-name="Default"/>
        <table:table-column table:style-name="co49" table:default-cell-style-name="Default"/>
        <table:table-column table:style-name="co16" table:default-cell-style-name="Default"/>
        <table:table-column table:style-name="co36" table:default-cell-style-name="Default"/>
        <table:table-column table:style-name="co45" table:default-cell-style-name="Default"/>
        <table:table-column table:style-name="co46" table:default-cell-style-name="Default"/>
        <table:table-row table:style-name="ro1">
          <table:table-cell office:value-type="string" calcext:value-type="string">
            <text:p>TranscriptID</text:p>
          </table:table-cell>
          <table:table-cell office:value-type="string" calcext:value-type="string">
            <text:p>Scaffold</text:p>
          </table:table-cell>
          <table:table-cell office:value-type="string" calcext:value-type="string">
            <text:p>Begin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Strand</text:p>
          </table:table-cell>
          <table:table-cell office:value-type="string" calcext:value-type="string">
            <text:p>LPLS1</text:p>
          </table:table-cell>
          <table:table-cell office:value-type="string" calcext:value-type="string">
            <text:p>LPLS2</text:p>
          </table:table-cell>
          <table:table-cell office:value-type="string" calcext:value-type="string">
            <text:p>LPLS3</text:p>
          </table:table-cell>
          <table:table-cell office:value-type="string" calcext:value-type="string">
            <text:p>HPLS1</text:p>
          </table:table-cell>
          <table:table-cell office:value-type="string" calcext:value-type="string">
            <text:p>HPLS2</text:p>
          </table:table-cell>
          <table:table-cell office:value-type="string" calcext:value-type="string">
            <text:p>HPLS3</text:p>
          </table:table-cell>
          <table:table-cell office:value-type="string" calcext:value-type="string">
            <text:p>LPHS1</text:p>
          </table:table-cell>
          <table:table-cell office:value-type="string" calcext:value-type="string">
            <text:p>LPHS2</text:p>
          </table:table-cell>
          <table:table-cell office:value-type="string" calcext:value-type="string">
            <text:p>LPHS3</text:p>
          </table:table-cell>
          <table:table-cell office:value-type="string" calcext:value-type="string">
            <text:p>HPHS1</text:p>
          </table:table-cell>
          <table:table-cell office:value-type="string" calcext:value-type="string">
            <text:p>HPHS2</text:p>
          </table:table-cell>
          <table:table-cell office:value-type="string" calcext:value-type="string">
            <text:p>HPHS3</text:p>
          </table:table-cell>
          <table:table-cell office:value-type="string" calcext:value-type="string">
            <text:p>Ath.loci</text:p>
          </table:table-cell>
          <table:table-cell office:value-type="string" calcext:value-type="string">
            <text:p>GO.slims</text:p>
          </table:table-cell>
          <table:table-cell office:value-type="string" calcext:value-type="string">
            <text:p>Caitlin.s.notes</text:p>
          </table:table-cell>
          <table:table-cell office:value-type="string" calcext:value-type="string">
            <text:p>Ath.gene.symbols</text:p>
          </table:table-cell>
          <table:table-cell office:value-type="string" calcext:value-type="string">
            <text:p>Ath.desc</text:p>
          </table:table-cell>
          <table:table-cell office:value-type="string" calcext:value-type="string">
            <text:p>KEGG.pathways</text:p>
          </table:table-cell>
          <table:table-cell office:value-type="string" calcext:value-type="string">
            <text:p>A..lyrata.IDs</text:p>
          </table:table-cell>
          <table:table-cell office:value-type="string" calcext:value-type="string">
            <text:p>A..lyrata.desc</text:p>
          </table:table-cell>
          <table:table-cell office:value-type="string" calcext:value-type="string">
            <text:p>T..parvula.IDs</text:p>
          </table:table-cell>
          <table:table-cell office:value-type="string" calcext:value-type="string">
            <text:p>T..parvula.desc</text:p>
          </table:table-cell>
          <table:table-cell office:value-type="string" calcext:value-type="string">
            <text:p>RefSeq.Plants.IDs</text:p>
          </table:table-cell>
          <table:table-cell office:value-type="string" calcext:value-type="string">
            <text:p>RefSeq.Plants.desc</text:p>
          </table:table-cell>
          <table:table-cell/>
        </table:table-row>
        <table:table-row table:style-name="ro1">
          <table:table-cell office:value-type="string" calcext:value-type="string">
            <text:p>DROUGHT.16930</text:p>
          </table:table-cell>
          <table:table-cell office:value-type="string" calcext:value-type="string">
            <text:p>DROUGHT.16930.1</text:p>
          </table:table-cell>
          <table:table-cell office:value-type="string" calcext:value-type="string">
            <text:p>scaffold_4</text:p>
          </table:table-cell>
          <table:table-cell office:value-type="float" office:value="4163565" calcext:value-type="float">
            <text:p>4163565</text:p>
          </table:table-cell>
          <table:table-cell office:value-type="float" office:value="4164447" calcext:value-type="float">
            <text:p>4164447</text:p>
          </table:table-cell>
          <table:table-cell office:value-type="string" calcext:value-type="string">
            <text:p>-</text:p>
          </table:table-cell>
          <table:table-cell office:value-type="float" office:value="6.95052135999043" calcext:value-type="float">
            <text:p>6.95052135999043</text:p>
          </table:table-cell>
          <table:table-cell office:value-type="float" office:value="25.1635655568365" calcext:value-type="float">
            <text:p>25.1635655568365</text:p>
          </table:table-cell>
          <table:table-cell office:value-type="float" office:value="5.73031067367162" calcext:value-type="float">
            <text:p>5.73031067367162</text:p>
          </table:table-cell>
          <table:table-cell office:value-type="float" office:value="6.68223702339752" calcext:value-type="float">
            <text:p>6.68223702339752</text:p>
          </table:table-cell>
          <table:table-cell office:value-type="float" office:value="34.3516340249023" calcext:value-type="float">
            <text:p>34.3516340249023</text:p>
          </table:table-cell>
          <table:table-cell office:value-type="float" office:value="14.9959248638772" calcext:value-type="float">
            <text:p>14.9959248638772</text:p>
          </table:table-cell>
          <table:table-cell office:value-type="float" office:value="3.37011772210664" calcext:value-type="float">
            <text:p>3.37011772210664</text:p>
          </table:table-cell>
          <table:table-cell office:value-type="float" office:value="5.01395944677443" calcext:value-type="float">
            <text:p>5.01395944677443</text:p>
          </table:table-cell>
          <table:table-cell office:value-type="float" office:value="5.36991970383625" calcext:value-type="float">
            <text:p>5.36991970383625</text:p>
          </table:table-cell>
          <table:table-cell office:value-type="float" office:value="0.477134154944326" calcext:value-type="float">
            <text:p>0.477134154944326</text:p>
          </table:table-cell>
          <table:table-cell office:value-type="float" office:value="6.55090096389347" calcext:value-type="float">
            <text:p>6.55090096389347</text:p>
          </table:table-cell>
          <table:table-cell office:value-type="float" office:value="7.13998159897211" calcext:value-type="float">
            <text:p>7.13998159897211</text:p>
          </table:table-cell>
          <table:table-cell table:number-columns-repeated="2" office:value-type="string" calcext:value-type="string">
            <text:p>NA</text:p>
          </table:table-cell>
          <table:table-cell/>
          <table:table-cell table:number-columns-repeated="9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DROUGHT.25547</text:p>
          </table:table-cell>
          <table:table-cell office:value-type="string" calcext:value-type="string">
            <text:p>DROUGHT.25547.1</text:p>
          </table:table-cell>
          <table:table-cell office:value-type="string" calcext:value-type="string">
            <text:p>scaffold_9</text:p>
          </table:table-cell>
          <table:table-cell office:value-type="float" office:value="4880837" calcext:value-type="float">
            <text:p>4880837</text:p>
          </table:table-cell>
          <table:table-cell office:value-type="float" office:value="4896041" calcext:value-type="float">
            <text:p>4896041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0.296740159868355" calcext:value-type="float">
            <text:p>0.296740159868355</text:p>
          </table:table-cell>
          <table:table-cell office:value-type="float" office:value="0.818615810524516" calcext:value-type="float">
            <text:p>0.818615810524516</text:p>
          </table:table-cell>
          <table:table-cell office:value-type="float" office:value="0.267289480935901" calcext:value-type="float">
            <text:p>0.267289480935901</text:p>
          </table:table-cell>
          <table:table-cell office:value-type="float" office:value="9.75416768608337" calcext:value-type="float">
            <text:p>9.75416768608337</text:p>
          </table:table-cell>
          <table:table-cell office:value-type="float" office:value="2.01437796678947" calcext:value-type="float">
            <text:p>2.014377966789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392761552186" calcext:value-type="float">
            <text:p>0.06392761552186</text:p>
          </table:table-cell>
          <table:table-cell office:value-type="float" office:value="0" calcext:value-type="float">
            <text:p>0</text:p>
          </table:table-cell>
          <table:table-cell office:value-type="float" office:value="0.187168598968385" calcext:value-type="float">
            <text:p>0.18716859896838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/>
          <table:table-cell table:number-columns-repeated="9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DROUGHT.8542</text:p>
          </table:table-cell>
          <table:table-cell office:value-type="string" calcext:value-type="string">
            <text:p>DROUGHT.8542.1</text:p>
          </table:table-cell>
          <table:table-cell office:value-type="string" calcext:value-type="string">
            <text:p>scaffold_14</text:p>
          </table:table-cell>
          <table:table-cell office:value-type="float" office:value="8118540" calcext:value-type="float">
            <text:p>8118540</text:p>
          </table:table-cell>
          <table:table-cell office:value-type="float" office:value="8141894" calcext:value-type="float">
            <text:p>8141894</text:p>
          </table:table-cell>
          <table:table-cell office:value-type="string" calcext:value-type="string">
            <text:p>+</text:p>
          </table:table-cell>
          <table:table-cell office:value-type="float" office:value="3.04085309499581" calcext:value-type="float">
            <text:p>3.04085309499581</text:p>
          </table:table-cell>
          <table:table-cell office:value-type="float" office:value="5.16327878170937" calcext:value-type="float">
            <text:p>5.16327878170937</text:p>
          </table:table-cell>
          <table:table-cell office:value-type="float" office:value="2.537709012626" calcext:value-type="float">
            <text:p>2.537709012626</text:p>
          </table:table-cell>
          <table:table-cell office:value-type="float" office:value="3.02928078394021" calcext:value-type="float">
            <text:p>3.02928078394021</text:p>
          </table:table-cell>
          <table:table-cell office:value-type="float" office:value="2.7142031822145" calcext:value-type="float">
            <text:p>2.7142031822145</text:p>
          </table:table-cell>
          <table:table-cell office:value-type="float" office:value="3.0215669501842" calcext:value-type="float">
            <text:p>3.0215669501842</text:p>
          </table:table-cell>
          <table:table-cell office:value-type="float" office:value="1.94429868583075" calcext:value-type="float">
            <text:p>1.94429868583075</text:p>
          </table:table-cell>
          <table:table-cell office:value-type="float" office:value="1.43255984193555" calcext:value-type="float">
            <text:p>1.43255984193555</text:p>
          </table:table-cell>
          <table:table-cell office:value-type="float" office:value="1.66211800356836" calcext:value-type="float">
            <text:p>1.66211800356836</text:p>
          </table:table-cell>
          <table:table-cell office:value-type="float" office:value="0.54529617707923" calcext:value-type="float">
            <text:p>0.54529617707923</text:p>
          </table:table-cell>
          <table:table-cell office:value-type="float" office:value="1.80929645669439" calcext:value-type="float">
            <text:p>1.80929645669439</text:p>
          </table:table-cell>
          <table:table-cell office:value-type="float" office:value="1.29817847254038" calcext:value-type="float">
            <text:p>1.29817847254038</text:p>
          </table:table-cell>
          <table:table-cell office:value-type="string" calcext:value-type="string">
            <text:p>AT1G65820</text:p>
          </table:table-cell>
          <table:table-cell office:value-type="string" calcext:value-type="string">
            <text:p>other membranes;other metabolic processes;other cytoplasmic components;other intracellular components;transferase activity;other enzyme activity;ER;transport;response to stress;other cellular processes;Golgi apparatus</text:p>
          </table:table-cell>
          <table:table-cell/>
          <table:table-cell table:number-columns-repeated="9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DROUGHT.9098</text:p>
          </table:table-cell>
          <table:table-cell office:value-type="string" calcext:value-type="string">
            <text:p>DROUGHT.9098.1</text:p>
          </table:table-cell>
          <table:table-cell office:value-type="string" calcext:value-type="string">
            <text:p>scaffold_15</text:p>
          </table:table-cell>
          <table:table-cell office:value-type="float" office:value="4219553" calcext:value-type="float">
            <text:p>4219553</text:p>
          </table:table-cell>
          <table:table-cell office:value-type="float" office:value="4220338" calcext:value-type="float">
            <text:p>4220338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3.91697011026228" calcext:value-type="float">
            <text:p>3.91697011026228</text:p>
          </table:table-cell>
          <table:table-cell office:value-type="float" office:value="0.49116948631471" calcext:value-type="float">
            <text:p>0.49116948631471</text:p>
          </table:table-cell>
          <table:table-cell office:value-type="float" office:value="1.1582544173889" calcext:value-type="float">
            <text:p>1.1582544173889</text:p>
          </table:table-cell>
          <table:table-cell office:value-type="float" office:value="2.12047123610508" calcext:value-type="float">
            <text:p>2.12047123610508</text:p>
          </table:table-cell>
          <table:table-cell office:value-type="float" office:value="1.23100875748245" calcext:value-type="float">
            <text:p>1.23100875748245</text:p>
          </table:table-cell>
          <table:table-cell office:value-type="float" office:value="0.064809956194358" calcext:value-type="float">
            <text:p>0.064809956194358</text:p>
          </table:table-cell>
          <table:table-cell office:value-type="float" office:value="0.358139960483888" calcext:value-type="float">
            <text:p>0.358139960483888</text:p>
          </table:table-cell>
          <table:table-cell office:value-type="float" office:value="0.319638077609301" calcext:value-type="float">
            <text:p>0.319638077609301</text:p>
          </table:table-cell>
          <table:table-cell office:value-type="float" office:value="0.204486066404711" calcext:value-type="float">
            <text:p>0.204486066404711</text:p>
          </table:table-cell>
          <table:table-cell office:value-type="float" office:value="0.249558131957847" calcext:value-type="float">
            <text:p>0.249558131957847</text:p>
          </table:table-cell>
          <table:table-cell office:value-type="float" office:value="0.370908135011538" calcext:value-type="float">
            <text:p>0.370908135011538</text:p>
          </table:table-cell>
          <table:table-cell table:number-columns-repeated="2" office:value-type="string" calcext:value-type="string">
            <text:p>NA</text:p>
          </table:table-cell>
          <table:table-cell/>
          <table:table-cell table:number-columns-repeated="9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Thhalv10009246m.g</text:p>
          </table:table-cell>
          <table:table-cell office:value-type="string" calcext:value-type="string">
            <text:p>PAC:20187365</text:p>
          </table:table-cell>
          <table:table-cell office:value-type="string" calcext:value-type="string">
            <text:p>scaffold_5</text:p>
          </table:table-cell>
          <table:table-cell office:value-type="float" office:value="6130012" calcext:value-type="float">
            <text:p>6130012</text:p>
          </table:table-cell>
          <table:table-cell office:value-type="float" office:value="6131012" calcext:value-type="float">
            <text:p>6131012</text:p>
          </table:table-cell>
          <table:table-cell office:value-type="string" calcext:value-type="string">
            <text:p>+</text:p>
          </table:table-cell>
          <table:table-cell office:value-type="float" office:value="2.60644550999641" calcext:value-type="float">
            <text:p>2.60644550999641</text:p>
          </table:table-cell>
          <table:table-cell office:value-type="float" office:value="6.11284729328811" calcext:value-type="float">
            <text:p>6.11284729328811</text:p>
          </table:table-cell>
          <table:table-cell office:value-type="float" office:value="2.29212426946865" calcext:value-type="float">
            <text:p>2.29212426946865</text:p>
          </table:table-cell>
          <table:table-cell office:value-type="float" office:value="2.76199130300431" calcext:value-type="float">
            <text:p>2.76199130300431</text:p>
          </table:table-cell>
          <table:table-cell office:value-type="float" office:value="5.85250061165002" calcext:value-type="float">
            <text:p>5.85250061165002</text:p>
          </table:table-cell>
          <table:table-cell office:value-type="float" office:value="5.87526906980262" calcext:value-type="float">
            <text:p>5.87526906980262</text:p>
          </table:table-cell>
          <table:table-cell office:value-type="float" office:value="1.94429868583075" calcext:value-type="float">
            <text:p>1.94429868583075</text:p>
          </table:table-cell>
          <table:table-cell office:value-type="float" office:value="0.787907913064553" calcext:value-type="float">
            <text:p>0.787907913064553</text:p>
          </table:table-cell>
          <table:table-cell office:value-type="float" office:value="2.2374665432651" calcext:value-type="float">
            <text:p>2.2374665432651</text:p>
          </table:table-cell>
          <table:table-cell office:value-type="float" office:value="0.477134154944326" calcext:value-type="float">
            <text:p>0.477134154944326</text:p>
          </table:table-cell>
          <table:table-cell office:value-type="float" office:value="0.998232527831386" calcext:value-type="float">
            <text:p>0.998232527831386</text:p>
          </table:table-cell>
          <table:table-cell office:value-type="float" office:value="2.22544881006923" calcext:value-type="float">
            <text:p>2.22544881006923</text:p>
          </table:table-cell>
          <table:table-cell office:value-type="string" calcext:value-type="string">
            <text:p>AT1G25275.1;AT1G25275.3</text:p>
          </table:table-cell>
          <table:table-cell office:value-type="string" calcext:value-type="string">
            <text:p>other cellular components;response to abiotic or biotic stimulus;unknown molecular functions</text:p>
          </table:table-cell>
          <table:table-cell table:number-columns-repeated="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Tp1g22980</text:p>
          </table:table-cell>
          <table:table-cell office:value-type="string" calcext:value-type="string">
            <text:p>similar to AT1G25275|unknown protein</text:p>
          </table:table-cell>
          <table:table-cell office:value-type="string" calcext:value-type="string">
            <text:p>NP_564227.1;NP_001031090.1</text:p>
          </table:table-cell>
          <table:table-cell office:value-type="string" calcext:value-type="string">
            <text:p>uncharacterized protein;uncharacterized protein</text:p>
          </table:table-cell>
        </table:table-row>
        <table:table-row table:style-name="ro1">
          <table:table-cell office:value-type="string" calcext:value-type="string">
            <text:p>Thhalv10011800m.g</text:p>
          </table:table-cell>
          <table:table-cell office:value-type="string" calcext:value-type="string">
            <text:p>PAC:20184690</text:p>
          </table:table-cell>
          <table:table-cell office:value-type="string" calcext:value-type="string">
            <text:p>scaffold_7</text:p>
          </table:table-cell>
          <table:table-cell office:value-type="float" office:value="6389588" calcext:value-type="float">
            <text:p>6389588</text:p>
          </table:table-cell>
          <table:table-cell office:value-type="float" office:value="6392003" calcext:value-type="float">
            <text:p>6392003</text:p>
          </table:table-cell>
          <table:table-cell office:value-type="string" calcext:value-type="string">
            <text:p>+</text:p>
          </table:table-cell>
          <table:table-cell office:value-type="float" office:value="20.8515640799713" calcext:value-type="float">
            <text:p>20.8515640799713</text:p>
          </table:table-cell>
          <table:table-cell office:value-type="float" office:value="24.5700852370998" calcext:value-type="float">
            <text:p>24.5700852370998</text:p>
          </table:table-cell>
          <table:table-cell office:value-type="float" office:value="19.3193331283786" calcext:value-type="float">
            <text:p>19.3193331283786</text:p>
          </table:table-cell>
          <table:table-cell office:value-type="float" office:value="17.7302022354148" calcext:value-type="float">
            <text:p>17.7302022354148</text:p>
          </table:table-cell>
          <table:table-cell office:value-type="float" office:value="28.1598580154755" calcext:value-type="float">
            <text:p>28.1598580154755</text:p>
          </table:table-cell>
          <table:table-cell office:value-type="float" office:value="23.3332114486447" calcext:value-type="float">
            <text:p>23.3332114486447</text:p>
          </table:table-cell>
          <table:table-cell office:value-type="float" office:value="14.7118600561194" calcext:value-type="float">
            <text:p>14.7118600561194</text:p>
          </table:table-cell>
          <table:table-cell office:value-type="float" office:value="16.8325781427427" calcext:value-type="float">
            <text:p>16.8325781427427</text:p>
          </table:table-cell>
          <table:table-cell office:value-type="float" office:value="16.8768904977711" calcext:value-type="float">
            <text:p>16.8768904977711</text:p>
          </table:table-cell>
          <table:table-cell office:value-type="float" office:value="14.9956448696788" calcext:value-type="float">
            <text:p>14.9956448696788</text:p>
          </table:table-cell>
          <table:table-cell office:value-type="float" office:value="19.2783656937436" calcext:value-type="float">
            <text:p>19.2783656937436</text:p>
          </table:table-cell>
          <table:table-cell office:value-type="float" office:value="17.8035904805538" calcext:value-type="float">
            <text:p>17.8035904805538</text:p>
          </table:table-cell>
          <table:table-cell office:value-type="string" calcext:value-type="string">
            <text:p>AT1G48160.1</text:p>
          </table:table-cell>
          <table:table-cell office:value-type="string" calcext:value-type="string">
            <text:p>DNA or RNA binding;other cellular processes;other cytoplasmic components;other intracellular components;transport</text:p>
          </table:table-cell>
          <table:table-cell table:number-columns-repeated="2"/>
          <table:table-cell office:value-type="string" calcext:value-type="string">
            <text:p>signal recognition particle 19 kDa protein; putative / SRP19; putative</text:p>
          </table:table-cell>
          <table:table-cell office:value-type="string" calcext:value-type="string">
            <text:p>Protein export</text:p>
          </table:table-cell>
          <table:table-cell office:value-type="float" office:value="357880" calcext:value-type="float">
            <text:p>357880</text:p>
          </table:table-cell>
          <table:table-cell office:value-type="string" calcext:value-type="string">
            <text:p>AT1G48160.1|signal recognition particle 19 kDa protein; putative / SRP19; putative</text:p>
          </table:table-cell>
          <table:table-cell office:value-type="string" calcext:value-type="string">
            <text:p>Tp1g35120</text:p>
          </table:table-cell>
          <table:table-cell office:value-type="string" calcext:value-type="string">
            <text:p>similar to AT1G48160|signal recognition particle 19 kDa protein; putative / SRP19; putative</text:p>
          </table:table-cell>
          <table:table-cell office:value-type="string" calcext:value-type="string">
            <text:p>NP_175250.1</text:p>
          </table:table-cell>
          <table:table-cell office:value-type="string" calcext:value-type="string">
            <text:p>signal recognition particle subunit SRP19</text:p>
          </table:table-cell>
        </table:table-row>
        <table:table-row table:style-name="ro1">
          <table:table-cell office:value-type="string" calcext:value-type="string">
            <text:p>Thhalv10011904m.g</text:p>
          </table:table-cell>
          <table:table-cell office:value-type="string" calcext:value-type="string">
            <text:p>PAC:20184328</text:p>
          </table:table-cell>
          <table:table-cell office:value-type="string" calcext:value-type="string">
            <text:p>scaffold_7</text:p>
          </table:table-cell>
          <table:table-cell office:value-type="float" office:value="1147696" calcext:value-type="float">
            <text:p>1147696</text:p>
          </table:table-cell>
          <table:table-cell office:value-type="float" office:value="1148089" calcext:value-type="float">
            <text:p>1148089</text:p>
          </table:table-cell>
          <table:table-cell office:value-type="string" calcext:value-type="string">
            <text:p>+</text:p>
          </table:table-cell>
          <table:table-cell office:value-type="float" office:value="3.04085309499581" calcext:value-type="float">
            <text:p>3.04085309499581</text:p>
          </table:table-cell>
          <table:table-cell office:value-type="float" office:value="12.5817827784182" calcext:value-type="float">
            <text:p>12.5817827784182</text:p>
          </table:table-cell>
          <table:table-cell office:value-type="float" office:value="9.8233897262942" calcext:value-type="float">
            <text:p>9.8233897262942</text:p>
          </table:table-cell>
          <table:table-cell office:value-type="float" office:value="5.25669312507272" calcext:value-type="float">
            <text:p>5.25669312507272</text:p>
          </table:table-cell>
          <table:table-cell office:value-type="float" office:value="10.008624234416" calcext:value-type="float">
            <text:p>10.008624234416</text:p>
          </table:table-cell>
          <table:table-cell office:value-type="float" office:value="9.68020522929384" calcext:value-type="float">
            <text:p>9.68020522929384</text:p>
          </table:table-cell>
          <table:table-cell office:value-type="float" office:value="2.59239824777434" calcext:value-type="float">
            <text:p>2.59239824777434</text:p>
          </table:table-cell>
          <table:table-cell office:value-type="float" office:value="5.22884342306476" calcext:value-type="float">
            <text:p>5.22884342306476</text:p>
          </table:table-cell>
          <table:table-cell office:value-type="float" office:value="4.02743977787719" calcext:value-type="float">
            <text:p>4.02743977787719</text:p>
          </table:table-cell>
          <table:table-cell office:value-type="float" office:value="3.54442515101499" calcext:value-type="float">
            <text:p>3.54442515101499</text:p>
          </table:table-cell>
          <table:table-cell office:value-type="float" office:value="8.2978078875984" calcext:value-type="float">
            <text:p>8.2978078875984</text:p>
          </table:table-cell>
          <table:table-cell office:value-type="float" office:value="5.74907609267884" calcext:value-type="float">
            <text:p>5.74907609267884</text:p>
          </table:table-cell>
          <table:table-cell table:number-columns-repeated="6"/>
          <table:table-cell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halv10022948m.g</text:p>
          </table:table-cell>
          <table:table-cell office:value-type="string" calcext:value-type="string">
            <text:p>PAC:20202382</text:p>
          </table:table-cell>
          <table:table-cell office:value-type="string" calcext:value-type="string">
            <text:p>scaffold_11</text:p>
          </table:table-cell>
          <table:table-cell office:value-type="float" office:value="4359485" calcext:value-type="float">
            <text:p>4359485</text:p>
          </table:table-cell>
          <table:table-cell office:value-type="float" office:value="4361004" calcext:value-type="float">
            <text:p>4361004</text:p>
          </table:table-cell>
          <table:table-cell office:value-type="string" calcext:value-type="string">
            <text:p>-</text:p>
          </table:table-cell>
          <table:table-cell office:value-type="float" office:value="140.313649954807" calcext:value-type="float">
            <text:p>140.313649954807</text:p>
          </table:table-cell>
          <table:table-cell office:value-type="float" office:value="424.635168771615" calcext:value-type="float">
            <text:p>424.635168771615</text:p>
          </table:table-cell>
          <table:table-cell office:value-type="float" office:value="238.790231930001" calcext:value-type="float">
            <text:p>238.790231930001</text:p>
          </table:table-cell>
          <table:table-cell office:value-type="float" office:value="164.204837788288" calcext:value-type="float">
            <text:p>164.204837788288</text:p>
          </table:table-cell>
          <table:table-cell office:value-type="float" office:value="226.890422263244" calcext:value-type="float">
            <text:p>226.890422263244</text:p>
          </table:table-cell>
          <table:table-cell office:value-type="float" office:value="227.568755303688" calcext:value-type="float">
            <text:p>227.568755303688</text:p>
          </table:table-cell>
          <table:table-cell office:value-type="float" office:value="85.2250923955813" calcext:value-type="float">
            <text:p>85.2250923955813</text:p>
          </table:table-cell>
          <table:table-cell office:value-type="float" office:value="118.329442943876" calcext:value-type="float">
            <text:p>118.329442943876</text:p>
          </table:table-cell>
          <table:table-cell office:value-type="float" office:value="141.024319841223" calcext:value-type="float">
            <text:p>141.024319841223</text:p>
          </table:table-cell>
          <table:table-cell office:value-type="float" office:value="64.1404628289444" calcext:value-type="float">
            <text:p>64.1404628289444</text:p>
          </table:table-cell>
          <table:table-cell office:value-type="float" office:value="82.9156893429945" calcext:value-type="float">
            <text:p>82.9156893429945</text:p>
          </table:table-cell>
          <table:table-cell office:value-type="float" office:value="209.28491518026" calcext:value-type="float">
            <text:p>209.28491518026</text:p>
          </table:table-cell>
          <table:table-cell office:value-type="string" calcext:value-type="string">
            <text:p>AT2G15960.1</text:p>
          </table:table-cell>
          <table:table-cell office:value-type="string" calcext:value-type="string">
            <text:p>unknown biological processes;unknown cellular components;unknown molecular functions</text:p>
          </table:table-cell>
          <table:table-cell table:number-columns-repeated="4"/>
          <table:table-cell office:value-type="float" office:value="480439" calcext:value-type="float">
            <text:p>480439</text:p>
          </table:table-cell>
          <table:table-cell office:value-type="string" calcext:value-type="string">
            <text:p>AT2G15960.1</text:p>
          </table:table-cell>
          <table:table-cell office:value-type="string" calcext:value-type="string">
            <text:p>Tp3g29250</text:p>
          </table:table-cell>
          <table:table-cell office:value-type="string" calcext:value-type="string">
            <text:p>similar to AT2G15960|unknown protein</text:p>
          </table:table-cell>
          <table:table-cell office:value-type="string" calcext:value-type="string">
            <text:p>XP_002883932.1</text:p>
          </table:table-cell>
          <table:table-cell office:value-type="string" calcext:value-type="string">
            <text:p>hypothetical protein ARALYDRAFT_480439</text:p>
          </table:table-cell>
        </table:table-row>
        <table:table-row table:style-name="ro1">
          <table:table-cell office:value-type="string" calcext:value-type="string">
            <text:p>Thhalv10025792m.g</text:p>
          </table:table-cell>
          <table:table-cell office:value-type="string" calcext:value-type="string">
            <text:p>PAC:20192946</text:p>
          </table:table-cell>
          <table:table-cell office:value-type="string" calcext:value-type="string">
            <text:p>scaffold_1</text:p>
          </table:table-cell>
          <table:table-cell office:value-type="float" office:value="1854561" calcext:value-type="float">
            <text:p>1854561</text:p>
          </table:table-cell>
          <table:table-cell office:value-type="float" office:value="1858278" calcext:value-type="float">
            <text:p>1858278</text:p>
          </table:table-cell>
          <table:table-cell office:value-type="string" calcext:value-type="string">
            <text:p>+</text:p>
          </table:table-cell>
          <table:table-cell office:value-type="float" office:value="5.21289101999282" calcext:value-type="float">
            <text:p>5.21289101999282</text:p>
          </table:table-cell>
          <table:table-cell office:value-type="float" office:value="1.54304883131544" calcext:value-type="float">
            <text:p>1.54304883131544</text:p>
          </table:table-cell>
          <table:table-cell office:value-type="float" office:value="3.52004798525542" calcext:value-type="float">
            <text:p>3.52004798525542</text:p>
          </table:table-cell>
          <table:table-cell office:value-type="float" office:value="5.52398260600862" calcext:value-type="float">
            <text:p>5.52398260600862</text:p>
          </table:table-cell>
          <table:table-cell office:value-type="float" office:value="24.1733720915979" calcext:value-type="float">
            <text:p>24.1733720915979</text:p>
          </table:table-cell>
          <table:table-cell office:value-type="float" office:value="7.77773714954823" calcext:value-type="float">
            <text:p>7.77773714954823</text:p>
          </table:table-cell>
          <table:table-cell office:value-type="float" office:value="1.16657921149845" calcext:value-type="float">
            <text:p>1.16657921149845</text:p>
          </table:table-cell>
          <table:table-cell office:value-type="float" office:value="0.931163897258108" calcext:value-type="float">
            <text:p>0.931163897258108</text:p>
          </table:table-cell>
          <table:table-cell office:value-type="float" office:value="1.9178284656558" calcext:value-type="float">
            <text:p>1.9178284656558</text:p>
          </table:table-cell>
          <table:table-cell office:value-type="float" office:value="1.9085366197773" calcext:value-type="float">
            <text:p>1.9085366197773</text:p>
          </table:table-cell>
          <table:table-cell office:value-type="float" office:value="2.62036038555739" calcext:value-type="float">
            <text:p>2.62036038555739</text:p>
          </table:table-cell>
          <table:table-cell office:value-type="float" office:value="1.48363254004615" calcext:value-type="float">
            <text:p>1.48363254004615</text:p>
          </table:table-cell>
          <table:table-cell office:value-type="string" calcext:value-type="string">
            <text:p>AT4G35640.1</text:p>
          </table:table-cell>
          <table:table-cell office:value-type="string" calcext:value-type="string">
            <text:p>cytosol;other cellular processes;other cytoplasmic components;other metabolic processes;transferase activity</text:p>
          </table:table-cell>
          <table:table-cell/>
          <table:table-cell office:value-type="string" calcext:value-type="string">
            <text:p>ATSERAT3;2;SERAT3;2</text:p>
          </table:table-cell>
          <table:table-cell office:value-type="string" calcext:value-type="string">
            <text:p>serine acetyltransferase 3;2</text:p>
          </table:table-cell>
          <table:table-cell office:value-type="string" calcext:value-type="string">
            <text:p>Cysteine and methionine metabolism;Sulfur metabolism;Metabolic pathways</text:p>
          </table:table-cell>
          <table:table-cell office:value-type="float" office:value="912811" calcext:value-type="float">
            <text:p>912811</text:p>
          </table:table-cell>
          <table:table-cell/>
          <table:table-cell office:value-type="string" calcext:value-type="string">
            <text:p>Tp7g33410</text:p>
          </table:table-cell>
          <table:table-cell office:value-type="string" calcext:value-type="string">
            <text:p>similar to AT4G35640|ATSERAT3;2 (Serine acetyltransferase 3;2); acetyltransferase/ serine O-acetyltransferase</text:p>
          </table:table-cell>
          <table:table-cell office:value-type="string" calcext:value-type="string">
            <text:p>XP_002867062.1</text:p>
          </table:table-cell>
          <table:table-cell office:value-type="string" calcext:value-type="string">
            <text:p>ATSERAT3_2</text:p>
          </table:table-cell>
        </table:table-row>
        <table:table-row table:style-name="ro1">
          <table:table-cell office:value-type="string" calcext:value-type="string">
            <text:p>Thhalv10026367m.g</text:p>
          </table:table-cell>
          <table:table-cell office:value-type="string" calcext:value-type="string">
            <text:p>PAC:20194311</text:p>
          </table:table-cell>
          <table:table-cell office:value-type="string" calcext:value-type="string">
            <text:p>scaffold_1</text:p>
          </table:table-cell>
          <table:table-cell office:value-type="float" office:value="8953930" calcext:value-type="float">
            <text:p>8953930</text:p>
          </table:table-cell>
          <table:table-cell office:value-type="float" office:value="8955979" calcext:value-type="float">
            <text:p>8955979</text:p>
          </table:table-cell>
          <table:table-cell office:value-type="string" calcext:value-type="string">
            <text:p>-</text:p>
          </table:table-cell>
          <table:table-cell office:value-type="float" office:value="154.214692674788" calcext:value-type="float">
            <text:p>154.214692674788</text:p>
          </table:table-cell>
          <table:table-cell office:value-type="float" office:value="305.583016632432" calcext:value-type="float">
            <text:p>305.583016632432</text:p>
          </table:table-cell>
          <table:table-cell office:value-type="float" office:value="151.034617041773" calcext:value-type="float">
            <text:p>151.034617041773</text:p>
          </table:table-cell>
          <table:table-cell office:value-type="float" office:value="178.638469758827" calcext:value-type="float">
            <text:p>178.638469758827</text:p>
          </table:table-cell>
          <table:table-cell office:value-type="float" office:value="245.38093144208" calcext:value-type="float">
            <text:p>245.38093144208</text:p>
          </table:table-cell>
          <table:table-cell office:value-type="float" office:value="181.741656559228" calcext:value-type="float">
            <text:p>181.741656559228</text:p>
          </table:table-cell>
          <table:table-cell office:value-type="float" office:value="110.889835048547" calcext:value-type="float">
            <text:p>110.889835048547</text:p>
          </table:table-cell>
          <table:table-cell office:value-type="float" office:value="115.464323260005" calcext:value-type="float">
            <text:p>115.464323260005</text:p>
          </table:table-cell>
          <table:table-cell office:value-type="float" office:value="110.594774852818" calcext:value-type="float">
            <text:p>110.594774852818</text:p>
          </table:table-cell>
          <table:table-cell office:value-type="float" office:value="84.5890694694155" calcext:value-type="float">
            <text:p>84.5890694694155</text:p>
          </table:table-cell>
          <table:table-cell office:value-type="float" office:value="116.668426690293" calcext:value-type="float">
            <text:p>116.668426690293</text:p>
          </table:table-cell>
          <table:table-cell office:value-type="float" office:value="158.841408818691" calcext:value-type="float">
            <text:p>158.841408818691</text:p>
          </table:table-cell>
          <table:table-cell office:value-type="string" calcext:value-type="string">
            <text:p>AT4G19200.1</text:p>
          </table:table-cell>
          <table:table-cell table:number-columns-repeated="3"/>
          <table:table-cell office:value-type="string" calcext:value-type="string">
            <text:p>proline-rich family protein</text:p>
          </table:table-cell>
          <table:table-cell/>
          <table:table-cell office:value-type="float" office:value="920725" calcext:value-type="float">
            <text:p>920725</text:p>
          </table:table-cell>
          <table:table-cell table:number-columns-repeated="3"/>
          <table:table-cell office:value-type="string" calcext:value-type="string">
            <text:p>XP_002862431.1</text:p>
          </table:table-cell>
          <table:table-cell office:value-type="string" calcext:value-type="string">
            <text:p>expressed protein</text:p>
          </table:table-cell>
        </table:table-row>
      </table:table>
      <table:table table:name="s_S_dn" table:style-name="ta1">
        <table:table-column table:style-name="co20" table:default-cell-style-name="Default"/>
        <table:table-column table:style-name="co2" table:default-cell-style-name="Default"/>
        <table:table-column table:style-name="co28" table:default-cell-style-name="Default"/>
        <table:table-column table:style-name="co21" table:default-cell-style-name="Default"/>
        <table:table-column table:style-name="co50" table:default-cell-style-name="Default"/>
        <table:table-column table:style-name="co5" table:number-columns-repeated="3" table:default-cell-style-name="Default"/>
        <table:table-column table:style-name="co41" table:number-columns-repeated="6" table:default-cell-style-name="Default"/>
        <table:table-column table:style-name="co42" table:default-cell-style-name="Default"/>
        <table:table-column table:style-name="co7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5" table:default-cell-style-name="Default"/>
        <table:table-row table:style-name="ro1">
          <table:table-cell office:value-type="string" calcext:value-type="string">
            <text:p>TranscriptID</text:p>
          </table:table-cell>
          <table:table-cell office:value-type="string" calcext:value-type="string">
            <text:p>Scaffold</text:p>
          </table:table-cell>
          <table:table-cell office:value-type="string" calcext:value-type="string">
            <text:p>Begin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Strand</text:p>
          </table:table-cell>
          <table:table-cell office:value-type="string" calcext:value-type="string">
            <text:p>LPLS1</text:p>
          </table:table-cell>
          <table:table-cell office:value-type="string" calcext:value-type="string">
            <text:p>LPLS2</text:p>
          </table:table-cell>
          <table:table-cell office:value-type="string" calcext:value-type="string">
            <text:p>LPLS3</text:p>
          </table:table-cell>
          <table:table-cell office:value-type="string" calcext:value-type="string">
            <text:p>HPLS1</text:p>
          </table:table-cell>
          <table:table-cell office:value-type="string" calcext:value-type="string">
            <text:p>HPLS2</text:p>
          </table:table-cell>
          <table:table-cell office:value-type="string" calcext:value-type="string">
            <text:p>HPLS3</text:p>
          </table:table-cell>
          <table:table-cell office:value-type="string" calcext:value-type="string">
            <text:p>LPHS1</text:p>
          </table:table-cell>
          <table:table-cell office:value-type="string" calcext:value-type="string">
            <text:p>LPHS2</text:p>
          </table:table-cell>
          <table:table-cell office:value-type="string" calcext:value-type="string">
            <text:p>LPHS3</text:p>
          </table:table-cell>
          <table:table-cell office:value-type="string" calcext:value-type="string">
            <text:p>HPHS1</text:p>
          </table:table-cell>
          <table:table-cell office:value-type="string" calcext:value-type="string">
            <text:p>HPHS2</text:p>
          </table:table-cell>
          <table:table-cell office:value-type="string" calcext:value-type="string">
            <text:p>HPHS3</text:p>
          </table:table-cell>
          <table:table-cell office:value-type="string" calcext:value-type="string">
            <text:p>Ath.loci</text:p>
          </table:table-cell>
          <table:table-cell office:value-type="string" calcext:value-type="string">
            <text:p>GO.slims</text:p>
          </table:table-cell>
          <table:table-cell office:value-type="string" calcext:value-type="string">
            <text:p>Caitlin.s.notes</text:p>
          </table:table-cell>
          <table:table-cell office:value-type="string" calcext:value-type="string">
            <text:p>Ath.gene.symbols</text:p>
          </table:table-cell>
          <table:table-cell office:value-type="string" calcext:value-type="string">
            <text:p>Ath.desc</text:p>
          </table:table-cell>
          <table:table-cell office:value-type="string" calcext:value-type="string">
            <text:p>KEGG.pathways</text:p>
          </table:table-cell>
          <table:table-cell office:value-type="string" calcext:value-type="string">
            <text:p>A..lyrata.IDs</text:p>
          </table:table-cell>
          <table:table-cell office:value-type="string" calcext:value-type="string">
            <text:p>A..lyrata.desc</text:p>
          </table:table-cell>
          <table:table-cell office:value-type="string" calcext:value-type="string">
            <text:p>T..parvula.IDs</text:p>
          </table:table-cell>
          <table:table-cell office:value-type="string" calcext:value-type="string">
            <text:p>T..parvula.desc</text:p>
          </table:table-cell>
          <table:table-cell office:value-type="string" calcext:value-type="string">
            <text:p>RefSeq.Plants.IDs</text:p>
          </table:table-cell>
          <table:table-cell office:value-type="string" calcext:value-type="string">
            <text:p>RefSeq.Plants.desc</text:p>
          </table:table-cell>
          <table:table-cell/>
        </table:table-row>
        <table:table-row table:style-name="ro1">
          <table:table-cell office:value-type="string" calcext:value-type="string">
            <text:p>DROUGHT.22069</text:p>
          </table:table-cell>
          <table:table-cell office:value-type="string" calcext:value-type="string">
            <text:p>DROUGHT.22069.1</text:p>
          </table:table-cell>
          <table:table-cell office:value-type="string" calcext:value-type="string">
            <text:p>scaffold_6</text:p>
          </table:table-cell>
          <table:table-cell office:value-type="float" office:value="6635987" calcext:value-type="float">
            <text:p>6635987</text:p>
          </table:table-cell>
          <table:table-cell office:value-type="float" office:value="6637511" calcext:value-type="float">
            <text:p>6637511</text:p>
          </table:table-cell>
          <table:table-cell office:value-type="string" calcext:value-type="string">
            <text:p>+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1.8601918514732" calcext:value-type="float">
            <text:p>11.86019185147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/>
          <table:table-cell table:number-columns-repeated="9" office:value-type="string" calcext:value-type="string">
            <text:p>N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Source Han Sans SC Regular" svg:font-family="'Source Han Sans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Source Han Sans SC Regular" style:language-asian="zh" style:country-asian="CN" style:font-name-complex="Lohit Hind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3">0000-00-00</text:date>, <text:time style:data-style-name="N2" text:time-value="12:36:09.0194889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3T12:32:48.509865032</meta:creation-date>
    <dc:date>2019-09-03T12:37:25.264575326</dc:date>
    <meta:editing-duration>PT3M26S</meta:editing-duration>
    <meta:editing-cycles>11</meta:editing-cycles>
    <meta:generator>LibreOffice/6.1.5.2$Linux_X86_64 LibreOffice_project/10$Build-2</meta:generator>
    <meta:document-statistic meta:table-count="14" meta:cell-count="1171" meta:object-count="0"/>
  </office:meta>
</office:document-meta>
</file>